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" style:family="table-cell" style:parent-style-name="_21315__20998__20301_" style:data-style-name="N49">
      <style:table-cell-properties fo:border="thin solid #000000" style:vertical-align="middle" style:cell-protect="non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6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8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" style:family="table-cell" style:parent-style-name="_21315__20998__20301_" style:data-style-name="N49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1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12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13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" style:family="table-cell" style:parent-style-name="_21315__20998__20301_" style:data-style-name="N49">
      <style:table-cell-properties fo:border="thin solid #000000" style:vertical-align="middle" style:cell-protect="non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8" style:family="table-cell" style:parent-style-name="_21315__20998__20301_" style:data-style-name="N49">
      <style:table-cell-properties fo:border-top="thin solid #0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2616666666667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3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10<text:span text:style-name="T1"><text:s/>年 1 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9" table:style-name="ce4">
            <text:p>9589</text:p>
          </table:table-cell>
          <table:table-cell office:value-type="float" office:value="9568" table:style-name="ce4">
            <text:p>9568</text:p>
          </table:table-cell>
          <table:table-cell office:value-type="float" office:value="1060504" table:style-name="ce4">
            <text:p>1060504</text:p>
          </table:table-cell>
          <table:table-cell office:value-type="float" office:value="2597635" table:style-name="ce4">
            <text:p>2597635</text:p>
          </table:table-cell>
          <table:table-cell office:value-type="float" office:value="1236274" table:style-name="ce4">
            <text:p>1236274</text:p>
          </table:table-cell>
          <table:table-cell office:value-type="float" office:value="1361361" table:style-name="ce4">
            <text:p>136136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0890" table:style-name="ce4">
            <text:p>80890</text:p>
          </table:table-cell>
          <table:table-cell office:value-type="float" office:value="199971" table:style-name="ce4">
            <text:p>199971</text:p>
          </table:table-cell>
          <table:table-cell office:value-type="float" office:value="93403" table:style-name="ce4">
            <text:p>93403</text:p>
          </table:table-cell>
          <table:table-cell office:value-type="float" office:value="106568" table:style-name="ce4">
            <text:p>10656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6" table:style-name="ce4">
            <text:p>906</text:p>
          </table:table-cell>
          <table:table-cell office:value-type="float" office:value="904" table:style-name="ce4">
            <text:p>904</text:p>
          </table:table-cell>
          <table:table-cell office:value-type="float" office:value="88858" table:style-name="ce4">
            <text:p>88858</text:p>
          </table:table-cell>
          <table:table-cell office:value-type="float" office:value="214669" table:style-name="ce4">
            <text:p>214669</text:p>
          </table:table-cell>
          <table:table-cell office:value-type="float" office:value="101922" table:style-name="ce4">
            <text:p>101922</text:p>
          </table:table-cell>
          <table:table-cell office:value-type="float" office:value="112747" table:style-name="ce4">
            <text:p>11274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1031" table:style-name="ce4">
            <text:p>121031</text:p>
          </table:table-cell>
          <table:table-cell office:value-type="float" office:value="301912" table:style-name="ce4">
            <text:p>301912</text:p>
          </table:table-cell>
          <table:table-cell office:value-type="float" office:value="140547" table:style-name="ce4">
            <text:p>140547</text:p>
          </table:table-cell>
          <table:table-cell office:value-type="float" office:value="161365" table:style-name="ce4">
            <text:p>16136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705" table:style-name="ce4">
            <text:p>100705</text:p>
          </table:table-cell>
          <table:table-cell office:value-type="float" office:value="223438" table:style-name="ce4">
            <text:p>223438</text:p>
          </table:table-cell>
          <table:table-cell office:value-type="float" office:value="103503" table:style-name="ce4">
            <text:p>103503</text:p>
          </table:table-cell>
          <table:table-cell office:value-type="float" office:value="119935" table:style-name="ce4">
            <text:p>11993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758" table:style-name="ce4">
            <text:p>65758</text:p>
          </table:table-cell>
          <table:table-cell office:value-type="float" office:value="155257" table:style-name="ce4">
            <text:p>155257</text:p>
          </table:table-cell>
          <table:table-cell office:value-type="float" office:value="73894" table:style-name="ce4">
            <text:p>73894</text:p>
          </table:table-cell>
          <table:table-cell office:value-type="float" office:value="81363" table:style-name="ce4">
            <text:p>8136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3" table:style-name="ce4">
            <text:p>523</text:p>
          </table:table-cell>
          <table:table-cell office:value-type="float" office:value="520" table:style-name="ce4">
            <text:p>520</text:p>
          </table:table-cell>
          <table:table-cell office:value-type="float" office:value="52156" table:style-name="ce4">
            <text:p>52156</text:p>
          </table:table-cell>
          <table:table-cell office:value-type="float" office:value="123648" table:style-name="ce4">
            <text:p>123648</text:p>
          </table:table-cell>
          <table:table-cell office:value-type="float" office:value="59934" table:style-name="ce4">
            <text:p>59934</text:p>
          </table:table-cell>
          <table:table-cell office:value-type="float" office:value="63714" table:style-name="ce4">
            <text:p>6371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4" table:style-name="ce4">
            <text:p>724</text:p>
          </table:table-cell>
          <table:table-cell office:value-type="float" office:value="723" table:style-name="ce4">
            <text:p>723</text:p>
          </table:table-cell>
          <table:table-cell office:value-type="float" office:value="79333" table:style-name="ce4">
            <text:p>79333</text:p>
          </table:table-cell>
          <table:table-cell office:value-type="float" office:value="182625" table:style-name="ce4">
            <text:p>182625</text:p>
          </table:table-cell>
          <table:table-cell office:value-type="float" office:value="89328" table:style-name="ce4">
            <text:p>89328</text:p>
          </table:table-cell>
          <table:table-cell office:value-type="float" office:value="93297" table:style-name="ce4">
            <text:p>9329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5" table:style-name="ce4">
            <text:p>1005</text:p>
          </table:table-cell>
          <table:table-cell office:value-type="float" office:value="1002" table:style-name="ce4">
            <text:p>1002</text:p>
          </table:table-cell>
          <table:table-cell office:value-type="float" office:value="107720" table:style-name="ce4">
            <text:p>107720</text:p>
          </table:table-cell>
          <table:table-cell office:value-type="float" office:value="267830" table:style-name="ce4">
            <text:p>267830</text:p>
          </table:table-cell>
          <table:table-cell office:value-type="float" office:value="127927" table:style-name="ce4">
            <text:p>127927</text:p>
          </table:table-cell>
          <table:table-cell office:value-type="float" office:value="139903" table:style-name="ce4">
            <text:p>13990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5" table:style-name="ce4">
            <text:p>455</text:p>
          </table:table-cell>
          <table:table-cell office:value-type="float" office:value="455" table:style-name="ce4">
            <text:p>455</text:p>
          </table:table-cell>
          <table:table-cell office:value-type="float" office:value="48003" table:style-name="ce4">
            <text:p>48003</text:p>
          </table:table-cell>
          <table:table-cell office:value-type="float" office:value="118548" table:style-name="ce4">
            <text:p>118548</text:p>
          </table:table-cell>
          <table:table-cell office:value-type="float" office:value="57793" table:style-name="ce4">
            <text:p>57793</text:p>
          </table:table-cell>
          <table:table-cell office:value-type="float" office:value="60755" table:style-name="ce4">
            <text:p>6075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3" table:style-name="ce4">
            <text:p>913</text:p>
          </table:table-cell>
          <table:table-cell office:value-type="float" office:value="912" table:style-name="ce4">
            <text:p>912</text:p>
          </table:table-cell>
          <table:table-cell office:value-type="float" office:value="109861" table:style-name="ce4">
            <text:p>109861</text:p>
          </table:table-cell>
          <table:table-cell office:value-type="float" office:value="281975" table:style-name="ce4">
            <text:p>281975</text:p>
          </table:table-cell>
          <table:table-cell office:value-type="float" office:value="134351" table:style-name="ce4">
            <text:p>134351</text:p>
          </table:table-cell>
          <table:table-cell office:value-type="float" office:value="147624" table:style-name="ce4">
            <text:p>14762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8081" table:style-name="ce4">
            <text:p>108081</text:p>
          </table:table-cell>
          <table:table-cell office:value-type="float" office:value="277933" table:style-name="ce4">
            <text:p>277933</text:p>
          </table:table-cell>
          <table:table-cell office:value-type="float" office:value="133781" table:style-name="ce4">
            <text:p>133781</text:p>
          </table:table-cell>
          <table:table-cell office:value-type="float" office:value="144152" table:style-name="ce4">
            <text:p>14415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108" table:style-name="ce4">
            <text:p>98108</text:p>
          </table:table-cell>
          <table:table-cell office:value-type="float" office:value="249829" table:style-name="ce4">
            <text:p>249829</text:p>
          </table:table-cell>
          <table:table-cell office:value-type="float" office:value="119891" table:style-name="ce4">
            <text:p>119891</text:p>
          </table:table-cell>
          <table:table-cell office:value-type="float" office:value="129938" table:style-name="ce4">
            <text:p>129938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2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10 年 2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90" table:style-name="ce4">
            <text:p>9590</text:p>
          </table:table-cell>
          <table:table-cell office:value-type="float" office:value="9568" table:style-name="ce4">
            <text:p>9568</text:p>
          </table:table-cell>
          <table:table-cell office:value-type="float" office:value="1060015" table:style-name="ce4">
            <text:p>1060015</text:p>
          </table:table-cell>
          <table:table-cell office:value-type="float" office:value="2592878" table:style-name="ce4">
            <text:p>2592878</text:p>
          </table:table-cell>
          <table:table-cell office:value-type="float" office:value="1233881" table:style-name="ce4">
            <text:p>1233881</text:p>
          </table:table-cell>
          <table:table-cell office:value-type="float" office:value="1358997" table:style-name="ce4">
            <text:p>135899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0871" table:style-name="ce4">
            <text:p>80871</text:p>
          </table:table-cell>
          <table:table-cell office:value-type="float" office:value="199656" table:style-name="ce4">
            <text:p>199656</text:p>
          </table:table-cell>
          <table:table-cell office:value-type="float" office:value="93292" table:style-name="ce4">
            <text:p>93292</text:p>
          </table:table-cell>
          <table:table-cell office:value-type="float" office:value="106364" table:style-name="ce4">
            <text:p>10636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6" table:style-name="ce4">
            <text:p>906</text:p>
          </table:table-cell>
          <table:table-cell office:value-type="float" office:value="904" table:style-name="ce4">
            <text:p>904</text:p>
          </table:table-cell>
          <table:table-cell office:value-type="float" office:value="88758" table:style-name="ce4">
            <text:p>88758</text:p>
          </table:table-cell>
          <table:table-cell office:value-type="float" office:value="214178" table:style-name="ce4">
            <text:p>214178</text:p>
          </table:table-cell>
          <table:table-cell office:value-type="float" office:value="101676" table:style-name="ce4">
            <text:p>101676</text:p>
          </table:table-cell>
          <table:table-cell office:value-type="float" office:value="112502" table:style-name="ce4">
            <text:p>11250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0900" table:style-name="ce4">
            <text:p>120900</text:p>
          </table:table-cell>
          <table:table-cell office:value-type="float" office:value="301178" table:style-name="ce4">
            <text:p>301178</text:p>
          </table:table-cell>
          <table:table-cell office:value-type="float" office:value="140199" table:style-name="ce4">
            <text:p>140199</text:p>
          </table:table-cell>
          <table:table-cell office:value-type="float" office:value="160979" table:style-name="ce4">
            <text:p>16097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666" table:style-name="ce4">
            <text:p>100666</text:p>
          </table:table-cell>
          <table:table-cell office:value-type="float" office:value="222978" table:style-name="ce4">
            <text:p>222978</text:p>
          </table:table-cell>
          <table:table-cell office:value-type="float" office:value="103287" table:style-name="ce4">
            <text:p>103287</text:p>
          </table:table-cell>
          <table:table-cell office:value-type="float" office:value="119691" table:style-name="ce4">
            <text:p>11969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726" table:style-name="ce4">
            <text:p>65726</text:p>
          </table:table-cell>
          <table:table-cell office:value-type="float" office:value="155045" table:style-name="ce4">
            <text:p>155045</text:p>
          </table:table-cell>
          <table:table-cell office:value-type="float" office:value="73763" table:style-name="ce4">
            <text:p>73763</text:p>
          </table:table-cell>
          <table:table-cell office:value-type="float" office:value="81282" table:style-name="ce4">
            <text:p>8128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3" table:style-name="ce4">
            <text:p>523</text:p>
          </table:table-cell>
          <table:table-cell office:value-type="float" office:value="520" table:style-name="ce4">
            <text:p>520</text:p>
          </table:table-cell>
          <table:table-cell office:value-type="float" office:value="52178" table:style-name="ce4">
            <text:p>52178</text:p>
          </table:table-cell>
          <table:table-cell office:value-type="float" office:value="123490" table:style-name="ce4">
            <text:p>123490</text:p>
          </table:table-cell>
          <table:table-cell office:value-type="float" office:value="59819" table:style-name="ce4">
            <text:p>59819</text:p>
          </table:table-cell>
          <table:table-cell office:value-type="float" office:value="63671" table:style-name="ce4">
            <text:p>6367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4" table:style-name="ce4">
            <text:p>724</text:p>
          </table:table-cell>
          <table:table-cell office:value-type="float" office:value="723" table:style-name="ce4">
            <text:p>723</text:p>
          </table:table-cell>
          <table:table-cell office:value-type="float" office:value="79280" table:style-name="ce4">
            <text:p>79280</text:p>
          </table:table-cell>
          <table:table-cell office:value-type="float" office:value="182216" table:style-name="ce4">
            <text:p>182216</text:p>
          </table:table-cell>
          <table:table-cell office:value-type="float" office:value="89125" table:style-name="ce4">
            <text:p>89125</text:p>
          </table:table-cell>
          <table:table-cell office:value-type="float" office:value="93091" table:style-name="ce4">
            <text:p>9309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5" table:style-name="ce4">
            <text:p>1005</text:p>
          </table:table-cell>
          <table:table-cell office:value-type="float" office:value="1002" table:style-name="ce4">
            <text:p>1002</text:p>
          </table:table-cell>
          <table:table-cell office:value-type="float" office:value="107738" table:style-name="ce4">
            <text:p>107738</text:p>
          </table:table-cell>
          <table:table-cell office:value-type="float" office:value="267485" table:style-name="ce4">
            <text:p>267485</text:p>
          </table:table-cell>
          <table:table-cell office:value-type="float" office:value="127742" table:style-name="ce4">
            <text:p>127742</text:p>
          </table:table-cell>
          <table:table-cell office:value-type="float" office:value="139743" table:style-name="ce4">
            <text:p>13974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6" table:style-name="ce4">
            <text:p>456</text:p>
          </table:table-cell>
          <table:table-cell office:value-type="float" office:value="455" table:style-name="ce4">
            <text:p>455</text:p>
          </table:table-cell>
          <table:table-cell office:value-type="float" office:value="47974" table:style-name="ce4">
            <text:p>47974</text:p>
          </table:table-cell>
          <table:table-cell office:value-type="float" office:value="118314" table:style-name="ce4">
            <text:p>118314</text:p>
          </table:table-cell>
          <table:table-cell office:value-type="float" office:value="57693" table:style-name="ce4">
            <text:p>57693</text:p>
          </table:table-cell>
          <table:table-cell office:value-type="float" office:value="60621" table:style-name="ce4">
            <text:p>6062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3" table:style-name="ce4">
            <text:p>913</text:p>
          </table:table-cell>
          <table:table-cell office:value-type="float" office:value="912" table:style-name="ce4">
            <text:p>912</text:p>
          </table:table-cell>
          <table:table-cell office:value-type="float" office:value="109840" table:style-name="ce4">
            <text:p>109840</text:p>
          </table:table-cell>
          <table:table-cell office:value-type="float" office:value="281615" table:style-name="ce4">
            <text:p>281615</text:p>
          </table:table-cell>
          <table:table-cell office:value-type="float" office:value="134150" table:style-name="ce4">
            <text:p>134150</text:p>
          </table:table-cell>
          <table:table-cell office:value-type="float" office:value="147465" table:style-name="ce4">
            <text:p>14746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8021" table:style-name="ce4">
            <text:p>108021</text:p>
          </table:table-cell>
          <table:table-cell office:value-type="float" office:value="277308" table:style-name="ce4">
            <text:p>277308</text:p>
          </table:table-cell>
          <table:table-cell office:value-type="float" office:value="133469" table:style-name="ce4">
            <text:p>133469</text:p>
          </table:table-cell>
          <table:table-cell office:value-type="float" office:value="143839" table:style-name="ce4">
            <text:p>14383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063" table:style-name="ce4">
            <text:p>98063</text:p>
          </table:table-cell>
          <table:table-cell office:value-type="float" office:value="249415" table:style-name="ce4">
            <text:p>249415</text:p>
          </table:table-cell>
          <table:table-cell office:value-type="float" office:value="119666" table:style-name="ce4">
            <text:p>119666</text:p>
          </table:table-cell>
          <table:table-cell office:value-type="float" office:value="129749" table:style-name="ce4">
            <text:p>129749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3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10 年 3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9" table:style-name="ce4">
            <text:p>9589</text:p>
          </table:table-cell>
          <table:table-cell office:value-type="float" office:value="9569" table:style-name="ce4">
            <text:p>9569</text:p>
          </table:table-cell>
          <table:table-cell office:value-type="float" office:value="1059785" table:style-name="ce4">
            <text:p>1059785</text:p>
          </table:table-cell>
          <table:table-cell office:value-type="float" office:value="2586660" table:style-name="ce4">
            <text:p>2586660</text:p>
          </table:table-cell>
          <table:table-cell office:value-type="float" office:value="1230878" table:style-name="ce4">
            <text:p>1230878</text:p>
          </table:table-cell>
          <table:table-cell office:value-type="float" office:value="1355782" table:style-name="ce4">
            <text:p>135578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0779" table:style-name="ce4">
            <text:p>80779</text:p>
          </table:table-cell>
          <table:table-cell office:value-type="float" office:value="199037" table:style-name="ce4">
            <text:p>199037</text:p>
          </table:table-cell>
          <table:table-cell office:value-type="float" office:value="92985" table:style-name="ce4">
            <text:p>92985</text:p>
          </table:table-cell>
          <table:table-cell office:value-type="float" office:value="106052" table:style-name="ce4">
            <text:p>10605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6" table:style-name="ce4">
            <text:p>906</text:p>
          </table:table-cell>
          <table:table-cell office:value-type="float" office:value="904" table:style-name="ce4">
            <text:p>904</text:p>
          </table:table-cell>
          <table:table-cell office:value-type="float" office:value="88587" table:style-name="ce4">
            <text:p>88587</text:p>
          </table:table-cell>
          <table:table-cell office:value-type="float" office:value="213272" table:style-name="ce4">
            <text:p>213272</text:p>
          </table:table-cell>
          <table:table-cell office:value-type="float" office:value="101254" table:style-name="ce4">
            <text:p>101254</text:p>
          </table:table-cell>
          <table:table-cell office:value-type="float" office:value="112018" table:style-name="ce4">
            <text:p>11201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0882" table:style-name="ce4">
            <text:p>120882</text:p>
          </table:table-cell>
          <table:table-cell office:value-type="float" office:value="300705" table:style-name="ce4">
            <text:p>300705</text:p>
          </table:table-cell>
          <table:table-cell office:value-type="float" office:value="140003" table:style-name="ce4">
            <text:p>140003</text:p>
          </table:table-cell>
          <table:table-cell office:value-type="float" office:value="160702" table:style-name="ce4">
            <text:p>16070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607" table:style-name="ce4">
            <text:p>100607</text:p>
          </table:table-cell>
          <table:table-cell office:value-type="float" office:value="222295" table:style-name="ce4">
            <text:p>222295</text:p>
          </table:table-cell>
          <table:table-cell office:value-type="float" office:value="102983" table:style-name="ce4">
            <text:p>102983</text:p>
          </table:table-cell>
          <table:table-cell office:value-type="float" office:value="119312" table:style-name="ce4">
            <text:p>11931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710" table:style-name="ce4">
            <text:p>65710</text:p>
          </table:table-cell>
          <table:table-cell office:value-type="float" office:value="154769" table:style-name="ce4">
            <text:p>154769</text:p>
          </table:table-cell>
          <table:table-cell office:value-type="float" office:value="73608" table:style-name="ce4">
            <text:p>73608</text:p>
          </table:table-cell>
          <table:table-cell office:value-type="float" office:value="81161" table:style-name="ce4">
            <text:p>8116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3" table:style-name="ce4">
            <text:p>523</text:p>
          </table:table-cell>
          <table:table-cell office:value-type="float" office:value="521" table:style-name="ce4">
            <text:p>521</text:p>
          </table:table-cell>
          <table:table-cell office:value-type="float" office:value="52300" table:style-name="ce4">
            <text:p>52300</text:p>
          </table:table-cell>
          <table:table-cell office:value-type="float" office:value="123461" table:style-name="ce4">
            <text:p>123461</text:p>
          </table:table-cell>
          <table:table-cell office:value-type="float" office:value="59790" table:style-name="ce4">
            <text:p>59790</text:p>
          </table:table-cell>
          <table:table-cell office:value-type="float" office:value="63671" table:style-name="ce4">
            <text:p>6367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3" table:style-name="ce4">
            <text:p>723</text:p>
          </table:table-cell>
          <table:table-cell office:value-type="float" office:value="723" table:style-name="ce4">
            <text:p>723</text:p>
          </table:table-cell>
          <table:table-cell office:value-type="float" office:value="79262" table:style-name="ce4">
            <text:p>79262</text:p>
          </table:table-cell>
          <table:table-cell office:value-type="float" office:value="181553" table:style-name="ce4">
            <text:p>181553</text:p>
          </table:table-cell>
          <table:table-cell office:value-type="float" office:value="88788" table:style-name="ce4">
            <text:p>88788</text:p>
          </table:table-cell>
          <table:table-cell office:value-type="float" office:value="92765" table:style-name="ce4">
            <text:p>9276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5" table:style-name="ce4">
            <text:p>1005</text:p>
          </table:table-cell>
          <table:table-cell office:value-type="float" office:value="1002" table:style-name="ce4">
            <text:p>1002</text:p>
          </table:table-cell>
          <table:table-cell office:value-type="float" office:value="107729" table:style-name="ce4">
            <text:p>107729</text:p>
          </table:table-cell>
          <table:table-cell office:value-type="float" office:value="266910" table:style-name="ce4">
            <text:p>266910</text:p>
          </table:table-cell>
          <table:table-cell office:value-type="float" office:value="127481" table:style-name="ce4">
            <text:p>127481</text:p>
          </table:table-cell>
          <table:table-cell office:value-type="float" office:value="139429" table:style-name="ce4">
            <text:p>13942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6" table:style-name="ce4">
            <text:p>456</text:p>
          </table:table-cell>
          <table:table-cell office:value-type="float" office:value="455" table:style-name="ce4">
            <text:p>455</text:p>
          </table:table-cell>
          <table:table-cell office:value-type="float" office:value="47957" table:style-name="ce4">
            <text:p>47957</text:p>
          </table:table-cell>
          <table:table-cell office:value-type="float" office:value="118022" table:style-name="ce4">
            <text:p>118022</text:p>
          </table:table-cell>
          <table:table-cell office:value-type="float" office:value="57516" table:style-name="ce4">
            <text:p>57516</text:p>
          </table:table-cell>
          <table:table-cell office:value-type="float" office:value="60506" table:style-name="ce4">
            <text:p>6050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3" table:style-name="ce4">
            <text:p>913</text:p>
          </table:table-cell>
          <table:table-cell office:value-type="float" office:value="912" table:style-name="ce4">
            <text:p>912</text:p>
          </table:table-cell>
          <table:table-cell office:value-type="float" office:value="109880" table:style-name="ce4">
            <text:p>109880</text:p>
          </table:table-cell>
          <table:table-cell office:value-type="float" office:value="281124" table:style-name="ce4">
            <text:p>281124</text:p>
          </table:table-cell>
          <table:table-cell office:value-type="float" office:value="133904" table:style-name="ce4">
            <text:p>133904</text:p>
          </table:table-cell>
          <table:table-cell office:value-type="float" office:value="147220" table:style-name="ce4">
            <text:p>14722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7999" table:style-name="ce4">
            <text:p>107999</text:p>
          </table:table-cell>
          <table:table-cell office:value-type="float" office:value="276557" table:style-name="ce4">
            <text:p>276557</text:p>
          </table:table-cell>
          <table:table-cell office:value-type="float" office:value="133142" table:style-name="ce4">
            <text:p>133142</text:p>
          </table:table-cell>
          <table:table-cell office:value-type="float" office:value="143415" table:style-name="ce4">
            <text:p>14341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093" table:style-name="ce4">
            <text:p>98093</text:p>
          </table:table-cell>
          <table:table-cell office:value-type="float" office:value="248955" table:style-name="ce4">
            <text:p>248955</text:p>
          </table:table-cell>
          <table:table-cell office:value-type="float" office:value="119424" table:style-name="ce4">
            <text:p>119424</text:p>
          </table:table-cell>
          <table:table-cell office:value-type="float" office:value="129531" table:style-name="ce4">
            <text:p>129531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4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10 年 4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92" table:style-name="ce4">
            <text:p>9592</text:p>
          </table:table-cell>
          <table:table-cell office:value-type="float" office:value="9573" table:style-name="ce4">
            <text:p>9573</text:p>
          </table:table-cell>
          <table:table-cell office:value-type="float" office:value="1059691" table:style-name="ce4">
            <text:p>1059691</text:p>
          </table:table-cell>
          <table:table-cell office:value-type="float" office:value="2581006" table:style-name="ce4">
            <text:p>2581006</text:p>
          </table:table-cell>
          <table:table-cell office:value-type="float" office:value="1228167" table:style-name="ce4">
            <text:p>1228167</text:p>
          </table:table-cell>
          <table:table-cell office:value-type="float" office:value="1352839" table:style-name="ce4">
            <text:p>135283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0784" table:style-name="ce4">
            <text:p>80784</text:p>
          </table:table-cell>
          <table:table-cell office:value-type="float" office:value="198603" table:style-name="ce4">
            <text:p>198603</text:p>
          </table:table-cell>
          <table:table-cell office:value-type="float" office:value="92767" table:style-name="ce4">
            <text:p>92767</text:p>
          </table:table-cell>
          <table:table-cell office:value-type="float" office:value="105836" table:style-name="ce4">
            <text:p>105836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6" table:style-name="ce4">
            <text:p>906</text:p>
          </table:table-cell>
          <table:table-cell office:value-type="float" office:value="904" table:style-name="ce4">
            <text:p>904</text:p>
          </table:table-cell>
          <table:table-cell office:value-type="float" office:value="88538" table:style-name="ce4">
            <text:p>88538</text:p>
          </table:table-cell>
          <table:table-cell office:value-type="float" office:value="212559" table:style-name="ce4">
            <text:p>212559</text:p>
          </table:table-cell>
          <table:table-cell office:value-type="float" office:value="100923" table:style-name="ce4">
            <text:p>100923</text:p>
          </table:table-cell>
          <table:table-cell office:value-type="float" office:value="111636" table:style-name="ce4">
            <text:p>111636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0800" table:style-name="ce4">
            <text:p>120800</text:p>
          </table:table-cell>
          <table:table-cell office:value-type="float" office:value="299823" table:style-name="ce4">
            <text:p>299823</text:p>
          </table:table-cell>
          <table:table-cell office:value-type="float" office:value="139592" table:style-name="ce4">
            <text:p>139592</text:p>
          </table:table-cell>
          <table:table-cell office:value-type="float" office:value="160231" table:style-name="ce4">
            <text:p>16023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571" table:style-name="ce4">
            <text:p>100571</text:p>
          </table:table-cell>
          <table:table-cell office:value-type="float" office:value="221679" table:style-name="ce4">
            <text:p>221679</text:p>
          </table:table-cell>
          <table:table-cell office:value-type="float" office:value="102668" table:style-name="ce4">
            <text:p>102668</text:p>
          </table:table-cell>
          <table:table-cell office:value-type="float" office:value="119011" table:style-name="ce4">
            <text:p>11901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691" table:style-name="ce4">
            <text:p>65691</text:p>
          </table:table-cell>
          <table:table-cell office:value-type="float" office:value="154461" table:style-name="ce4">
            <text:p>154461</text:p>
          </table:table-cell>
          <table:table-cell office:value-type="float" office:value="73471" table:style-name="ce4">
            <text:p>73471</text:p>
          </table:table-cell>
          <table:table-cell office:value-type="float" office:value="80990" table:style-name="ce4">
            <text:p>80990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3" table:style-name="ce4">
            <text:p>523</text:p>
          </table:table-cell>
          <table:table-cell office:value-type="float" office:value="521" table:style-name="ce4">
            <text:p>521</text:p>
          </table:table-cell>
          <table:table-cell office:value-type="float" office:value="52340" table:style-name="ce4">
            <text:p>52340</text:p>
          </table:table-cell>
          <table:table-cell office:value-type="float" office:value="123334" table:style-name="ce4">
            <text:p>123334</text:p>
          </table:table-cell>
          <table:table-cell office:value-type="float" office:value="59715" table:style-name="ce4">
            <text:p>59715</text:p>
          </table:table-cell>
          <table:table-cell office:value-type="float" office:value="63619" table:style-name="ce4">
            <text:p>6361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3" table:style-name="ce4">
            <text:p>723</text:p>
          </table:table-cell>
          <table:table-cell office:value-type="float" office:value="723" table:style-name="ce4">
            <text:p>723</text:p>
          </table:table-cell>
          <table:table-cell office:value-type="float" office:value="79192" table:style-name="ce4">
            <text:p>79192</text:p>
          </table:table-cell>
          <table:table-cell office:value-type="float" office:value="181044" table:style-name="ce4">
            <text:p>181044</text:p>
          </table:table-cell>
          <table:table-cell office:value-type="float" office:value="88532" table:style-name="ce4">
            <text:p>88532</text:p>
          </table:table-cell>
          <table:table-cell office:value-type="float" office:value="92512" table:style-name="ce4">
            <text:p>9251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5" table:style-name="ce4">
            <text:p>1005</text:p>
          </table:table-cell>
          <table:table-cell office:value-type="float" office:value="1002" table:style-name="ce4">
            <text:p>1002</text:p>
          </table:table-cell>
          <table:table-cell office:value-type="float" office:value="107724" table:style-name="ce4">
            <text:p>107724</text:p>
          </table:table-cell>
          <table:table-cell office:value-type="float" office:value="266439" table:style-name="ce4">
            <text:p>266439</text:p>
          </table:table-cell>
          <table:table-cell office:value-type="float" office:value="127265" table:style-name="ce4">
            <text:p>127265</text:p>
          </table:table-cell>
          <table:table-cell office:value-type="float" office:value="139174" table:style-name="ce4">
            <text:p>13917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6" table:style-name="ce4">
            <text:p>456</text:p>
          </table:table-cell>
          <table:table-cell office:value-type="float" office:value="455" table:style-name="ce4">
            <text:p>455</text:p>
          </table:table-cell>
          <table:table-cell office:value-type="float" office:value="47955" table:style-name="ce4">
            <text:p>47955</text:p>
          </table:table-cell>
          <table:table-cell office:value-type="float" office:value="117777" table:style-name="ce4">
            <text:p>117777</text:p>
          </table:table-cell>
          <table:table-cell office:value-type="float" office:value="57388" table:style-name="ce4">
            <text:p>57388</text:p>
          </table:table-cell>
          <table:table-cell office:value-type="float" office:value="60389" table:style-name="ce4">
            <text:p>6038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6" table:style-name="ce4">
            <text:p>916</text:p>
          </table:table-cell>
          <table:table-cell office:value-type="float" office:value="916" table:style-name="ce4">
            <text:p>916</text:p>
          </table:table-cell>
          <table:table-cell office:value-type="float" office:value="110026" table:style-name="ce4">
            <text:p>110026</text:p>
          </table:table-cell>
          <table:table-cell office:value-type="float" office:value="280785" table:style-name="ce4">
            <text:p>280785</text:p>
          </table:table-cell>
          <table:table-cell office:value-type="float" office:value="133752" table:style-name="ce4">
            <text:p>133752</text:p>
          </table:table-cell>
          <table:table-cell office:value-type="float" office:value="147033" table:style-name="ce4">
            <text:p>14703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7910" table:style-name="ce4">
            <text:p>107910</text:p>
          </table:table-cell>
          <table:table-cell office:value-type="float" office:value="275823" table:style-name="ce4">
            <text:p>275823</text:p>
          </table:table-cell>
          <table:table-cell office:value-type="float" office:value="132837" table:style-name="ce4">
            <text:p>132837</text:p>
          </table:table-cell>
          <table:table-cell office:value-type="float" office:value="142986" table:style-name="ce4">
            <text:p>142986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160" table:style-name="ce4">
            <text:p>98160</text:p>
          </table:table-cell>
          <table:table-cell office:value-type="float" office:value="248679" table:style-name="ce4">
            <text:p>248679</text:p>
          </table:table-cell>
          <table:table-cell office:value-type="float" office:value="119257" table:style-name="ce4">
            <text:p>119257</text:p>
          </table:table-cell>
          <table:table-cell office:value-type="float" office:value="129422" table:style-name="ce4">
            <text:p>129422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5月" table:style-name="ta2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10 年 5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92" table:style-name="ce4">
            <text:p>9592</text:p>
          </table:table-cell>
          <table:table-cell office:value-type="float" office:value="9573" table:style-name="ce4">
            <text:p>9573</text:p>
          </table:table-cell>
          <table:table-cell office:value-type="float" office:value="1058678" table:style-name="ce4">
            <text:p>1058678</text:p>
          </table:table-cell>
          <table:table-cell office:value-type="float" office:value="2574704" table:style-name="ce4">
            <text:p>2574704</text:p>
          </table:table-cell>
          <table:table-cell office:value-type="float" office:value="1225276" table:style-name="ce4">
            <text:p>1225276</text:p>
          </table:table-cell>
          <table:table-cell office:value-type="float" office:value="1349428" table:style-name="ce4">
            <text:p>134942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0705" table:style-name="ce4">
            <text:p>80705</text:p>
          </table:table-cell>
          <table:table-cell office:value-type="float" office:value="198120" table:style-name="ce4">
            <text:p>198120</text:p>
          </table:table-cell>
          <table:table-cell office:value-type="float" office:value="92563" table:style-name="ce4">
            <text:p>92563</text:p>
          </table:table-cell>
          <table:table-cell office:value-type="float" office:value="105557" table:style-name="ce4">
            <text:p>10555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6" table:style-name="ce4">
            <text:p>906</text:p>
          </table:table-cell>
          <table:table-cell office:value-type="float" office:value="904" table:style-name="ce4">
            <text:p>904</text:p>
          </table:table-cell>
          <table:table-cell office:value-type="float" office:value="88402" table:style-name="ce4">
            <text:p>88402</text:p>
          </table:table-cell>
          <table:table-cell office:value-type="float" office:value="211920" table:style-name="ce4">
            <text:p>211920</text:p>
          </table:table-cell>
          <table:table-cell office:value-type="float" office:value="100604" table:style-name="ce4">
            <text:p>100604</text:p>
          </table:table-cell>
          <table:table-cell office:value-type="float" office:value="111316" table:style-name="ce4">
            <text:p>11131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0655" table:style-name="ce4">
            <text:p>120655</text:p>
          </table:table-cell>
          <table:table-cell office:value-type="float" office:value="298891" table:style-name="ce4">
            <text:p>298891</text:p>
          </table:table-cell>
          <table:table-cell office:value-type="float" office:value="139142" table:style-name="ce4">
            <text:p>139142</text:p>
          </table:table-cell>
          <table:table-cell office:value-type="float" office:value="159749" table:style-name="ce4">
            <text:p>15974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371" table:style-name="ce4">
            <text:p>100371</text:p>
          </table:table-cell>
          <table:table-cell office:value-type="float" office:value="220944" table:style-name="ce4">
            <text:p>220944</text:p>
          </table:table-cell>
          <table:table-cell office:value-type="float" office:value="102342" table:style-name="ce4">
            <text:p>102342</text:p>
          </table:table-cell>
          <table:table-cell office:value-type="float" office:value="118602" table:style-name="ce4">
            <text:p>11860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645" table:style-name="ce4">
            <text:p>65645</text:p>
          </table:table-cell>
          <table:table-cell office:value-type="float" office:value="154098" table:style-name="ce4">
            <text:p>154098</text:p>
          </table:table-cell>
          <table:table-cell office:value-type="float" office:value="73315" table:style-name="ce4">
            <text:p>73315</text:p>
          </table:table-cell>
          <table:table-cell office:value-type="float" office:value="80783" table:style-name="ce4">
            <text:p>8078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3" table:style-name="ce4">
            <text:p>523</text:p>
          </table:table-cell>
          <table:table-cell office:value-type="float" office:value="521" table:style-name="ce4">
            <text:p>521</text:p>
          </table:table-cell>
          <table:table-cell office:value-type="float" office:value="52365" table:style-name="ce4">
            <text:p>52365</text:p>
          </table:table-cell>
          <table:table-cell office:value-type="float" office:value="123085" table:style-name="ce4">
            <text:p>123085</text:p>
          </table:table-cell>
          <table:table-cell office:value-type="float" office:value="59576" table:style-name="ce4">
            <text:p>59576</text:p>
          </table:table-cell>
          <table:table-cell office:value-type="float" office:value="63509" table:style-name="ce4">
            <text:p>6350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3" table:style-name="ce4">
            <text:p>723</text:p>
          </table:table-cell>
          <table:table-cell office:value-type="float" office:value="723" table:style-name="ce4">
            <text:p>723</text:p>
          </table:table-cell>
          <table:table-cell office:value-type="float" office:value="79073" table:style-name="ce4">
            <text:p>79073</text:p>
          </table:table-cell>
          <table:table-cell office:value-type="float" office:value="180396" table:style-name="ce4">
            <text:p>180396</text:p>
          </table:table-cell>
          <table:table-cell office:value-type="float" office:value="88197" table:style-name="ce4">
            <text:p>88197</text:p>
          </table:table-cell>
          <table:table-cell office:value-type="float" office:value="92199" table:style-name="ce4">
            <text:p>9219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5" table:style-name="ce4">
            <text:p>1005</text:p>
          </table:table-cell>
          <table:table-cell office:value-type="float" office:value="1002" table:style-name="ce4">
            <text:p>1002</text:p>
          </table:table-cell>
          <table:table-cell office:value-type="float" office:value="107634" table:style-name="ce4">
            <text:p>107634</text:p>
          </table:table-cell>
          <table:table-cell office:value-type="float" office:value="265885" table:style-name="ce4">
            <text:p>265885</text:p>
          </table:table-cell>
          <table:table-cell office:value-type="float" office:value="127037" table:style-name="ce4">
            <text:p>127037</text:p>
          </table:table-cell>
          <table:table-cell office:value-type="float" office:value="138848" table:style-name="ce4">
            <text:p>13884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6" table:style-name="ce4">
            <text:p>456</text:p>
          </table:table-cell>
          <table:table-cell office:value-type="float" office:value="455" table:style-name="ce4">
            <text:p>455</text:p>
          </table:table-cell>
          <table:table-cell office:value-type="float" office:value="47960" table:style-name="ce4">
            <text:p>47960</text:p>
          </table:table-cell>
          <table:table-cell office:value-type="float" office:value="117606" table:style-name="ce4">
            <text:p>117606</text:p>
          </table:table-cell>
          <table:table-cell office:value-type="float" office:value="57297" table:style-name="ce4">
            <text:p>57297</text:p>
          </table:table-cell>
          <table:table-cell office:value-type="float" office:value="60309" table:style-name="ce4">
            <text:p>6030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6" table:style-name="ce4">
            <text:p>916</text:p>
          </table:table-cell>
          <table:table-cell office:value-type="float" office:value="916" table:style-name="ce4">
            <text:p>916</text:p>
          </table:table-cell>
          <table:table-cell office:value-type="float" office:value="109960" table:style-name="ce4">
            <text:p>109960</text:p>
          </table:table-cell>
          <table:table-cell office:value-type="float" office:value="280318" table:style-name="ce4">
            <text:p>280318</text:p>
          </table:table-cell>
          <table:table-cell office:value-type="float" office:value="133531" table:style-name="ce4">
            <text:p>133531</text:p>
          </table:table-cell>
          <table:table-cell office:value-type="float" office:value="146787" table:style-name="ce4">
            <text:p>14678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7816" table:style-name="ce4">
            <text:p>107816</text:p>
          </table:table-cell>
          <table:table-cell office:value-type="float" office:value="275204" table:style-name="ce4">
            <text:p>275204</text:p>
          </table:table-cell>
          <table:table-cell office:value-type="float" office:value="132593" table:style-name="ce4">
            <text:p>132593</text:p>
          </table:table-cell>
          <table:table-cell office:value-type="float" office:value="142611" table:style-name="ce4">
            <text:p>14261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092" table:style-name="ce4">
            <text:p>98092</text:p>
          </table:table-cell>
          <table:table-cell office:value-type="float" office:value="248237" table:style-name="ce4">
            <text:p>248237</text:p>
          </table:table-cell>
          <table:table-cell office:value-type="float" office:value="119079" table:style-name="ce4">
            <text:p>119079</text:p>
          </table:table-cell>
          <table:table-cell office:value-type="float" office:value="129158" table:style-name="ce4">
            <text:p>129158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6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10 年 6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92" table:style-name="ce4">
            <text:p>9592</text:p>
          </table:table-cell>
          <table:table-cell office:value-type="float" office:value="9571" table:style-name="ce4">
            <text:p>9571</text:p>
          </table:table-cell>
          <table:table-cell office:value-type="float" office:value="1057695" table:style-name="ce4">
            <text:p>1057695</text:p>
          </table:table-cell>
          <table:table-cell office:value-type="float" office:value="2570090" table:style-name="ce4">
            <text:p>2570090</text:p>
          </table:table-cell>
          <table:table-cell office:value-type="float" office:value="1223053" table:style-name="ce4">
            <text:p>1223053</text:p>
          </table:table-cell>
          <table:table-cell office:value-type="float" office:value="1347037" table:style-name="ce4">
            <text:p>134703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1" table:style-name="ce4">
            <text:p>761</text:p>
          </table:table-cell>
          <table:table-cell office:value-type="float" office:value="80595" table:style-name="ce4">
            <text:p>80595</text:p>
          </table:table-cell>
          <table:table-cell office:value-type="float" office:value="197740" table:style-name="ce4">
            <text:p>197740</text:p>
          </table:table-cell>
          <table:table-cell office:value-type="float" office:value="92399" table:style-name="ce4">
            <text:p>92399</text:p>
          </table:table-cell>
          <table:table-cell office:value-type="float" office:value="105341" table:style-name="ce4">
            <text:p>10534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6" table:style-name="ce4">
            <text:p>906</text:p>
          </table:table-cell>
          <table:table-cell office:value-type="float" office:value="904" table:style-name="ce4">
            <text:p>904</text:p>
          </table:table-cell>
          <table:table-cell office:value-type="float" office:value="88273" table:style-name="ce4">
            <text:p>88273</text:p>
          </table:table-cell>
          <table:table-cell office:value-type="float" office:value="211559" table:style-name="ce4">
            <text:p>211559</text:p>
          </table:table-cell>
          <table:table-cell office:value-type="float" office:value="100435" table:style-name="ce4">
            <text:p>100435</text:p>
          </table:table-cell>
          <table:table-cell office:value-type="float" office:value="111124" table:style-name="ce4">
            <text:p>11112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0401" table:style-name="ce4">
            <text:p>120401</text:p>
          </table:table-cell>
          <table:table-cell office:value-type="float" office:value="297899" table:style-name="ce4">
            <text:p>297899</text:p>
          </table:table-cell>
          <table:table-cell office:value-type="float" office:value="138733" table:style-name="ce4">
            <text:p>138733</text:p>
          </table:table-cell>
          <table:table-cell office:value-type="float" office:value="159166" table:style-name="ce4">
            <text:p>159166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300" table:style-name="ce4">
            <text:p>100300</text:p>
          </table:table-cell>
          <table:table-cell office:value-type="float" office:value="220540" table:style-name="ce4">
            <text:p>220540</text:p>
          </table:table-cell>
          <table:table-cell office:value-type="float" office:value="102182" table:style-name="ce4">
            <text:p>102182</text:p>
          </table:table-cell>
          <table:table-cell office:value-type="float" office:value="118358" table:style-name="ce4">
            <text:p>118358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560" table:style-name="ce4">
            <text:p>65560</text:p>
          </table:table-cell>
          <table:table-cell office:value-type="float" office:value="153670" table:style-name="ce4">
            <text:p>153670</text:p>
          </table:table-cell>
          <table:table-cell office:value-type="float" office:value="73118" table:style-name="ce4">
            <text:p>73118</text:p>
          </table:table-cell>
          <table:table-cell office:value-type="float" office:value="80552" table:style-name="ce4">
            <text:p>8055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3" table:style-name="ce4">
            <text:p>523</text:p>
          </table:table-cell>
          <table:table-cell office:value-type="float" office:value="521" table:style-name="ce4">
            <text:p>521</text:p>
          </table:table-cell>
          <table:table-cell office:value-type="float" office:value="52360" table:style-name="ce4">
            <text:p>52360</text:p>
          </table:table-cell>
          <table:table-cell office:value-type="float" office:value="122952" table:style-name="ce4">
            <text:p>122952</text:p>
          </table:table-cell>
          <table:table-cell office:value-type="float" office:value="59498" table:style-name="ce4">
            <text:p>59498</text:p>
          </table:table-cell>
          <table:table-cell office:value-type="float" office:value="63454" table:style-name="ce4">
            <text:p>6345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3" table:style-name="ce4">
            <text:p>723</text:p>
          </table:table-cell>
          <table:table-cell office:value-type="float" office:value="723" table:style-name="ce4">
            <text:p>723</text:p>
          </table:table-cell>
          <table:table-cell office:value-type="float" office:value="78931" table:style-name="ce4">
            <text:p>78931</text:p>
          </table:table-cell>
          <table:table-cell office:value-type="float" office:value="179969" table:style-name="ce4">
            <text:p>179969</text:p>
          </table:table-cell>
          <table:table-cell office:value-type="float" office:value="87968" table:style-name="ce4">
            <text:p>87968</text:p>
          </table:table-cell>
          <table:table-cell office:value-type="float" office:value="92001" table:style-name="ce4">
            <text:p>9200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5" table:style-name="ce4">
            <text:p>1005</text:p>
          </table:table-cell>
          <table:table-cell office:value-type="float" office:value="1002" table:style-name="ce4">
            <text:p>1002</text:p>
          </table:table-cell>
          <table:table-cell office:value-type="float" office:value="107581" table:style-name="ce4">
            <text:p>107581</text:p>
          </table:table-cell>
          <table:table-cell office:value-type="float" office:value="265547" table:style-name="ce4">
            <text:p>265547</text:p>
          </table:table-cell>
          <table:table-cell office:value-type="float" office:value="126844" table:style-name="ce4">
            <text:p>126844</text:p>
          </table:table-cell>
          <table:table-cell office:value-type="float" office:value="138703" table:style-name="ce4">
            <text:p>13870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6" table:style-name="ce4">
            <text:p>456</text:p>
          </table:table-cell>
          <table:table-cell office:value-type="float" office:value="455" table:style-name="ce4">
            <text:p>455</text:p>
          </table:table-cell>
          <table:table-cell office:value-type="float" office:value="47944" table:style-name="ce4">
            <text:p>47944</text:p>
          </table:table-cell>
          <table:table-cell office:value-type="float" office:value="117435" table:style-name="ce4">
            <text:p>117435</text:p>
          </table:table-cell>
          <table:table-cell office:value-type="float" office:value="57182" table:style-name="ce4">
            <text:p>57182</text:p>
          </table:table-cell>
          <table:table-cell office:value-type="float" office:value="60253" table:style-name="ce4">
            <text:p>6025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6" table:style-name="ce4">
            <text:p>916</text:p>
          </table:table-cell>
          <table:table-cell office:value-type="float" office:value="916" table:style-name="ce4">
            <text:p>916</text:p>
          </table:table-cell>
          <table:table-cell office:value-type="float" office:value="109972" table:style-name="ce4">
            <text:p>109972</text:p>
          </table:table-cell>
          <table:table-cell office:value-type="float" office:value="280086" table:style-name="ce4">
            <text:p>280086</text:p>
          </table:table-cell>
          <table:table-cell office:value-type="float" office:value="133414" table:style-name="ce4">
            <text:p>133414</text:p>
          </table:table-cell>
          <table:table-cell office:value-type="float" office:value="146672" table:style-name="ce4">
            <text:p>14667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7746" table:style-name="ce4">
            <text:p>107746</text:p>
          </table:table-cell>
          <table:table-cell office:value-type="float" office:value="274775" table:style-name="ce4">
            <text:p>274775</text:p>
          </table:table-cell>
          <table:table-cell office:value-type="float" office:value="132385" table:style-name="ce4">
            <text:p>132385</text:p>
          </table:table-cell>
          <table:table-cell office:value-type="float" office:value="142390" table:style-name="ce4">
            <text:p>142390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032" table:style-name="ce4">
            <text:p>98032</text:p>
          </table:table-cell>
          <table:table-cell office:value-type="float" office:value="247918" table:style-name="ce4">
            <text:p>247918</text:p>
          </table:table-cell>
          <table:table-cell office:value-type="float" office:value="118895" table:style-name="ce4">
            <text:p>118895</text:p>
          </table:table-cell>
          <table:table-cell office:value-type="float" office:value="129023" table:style-name="ce4">
            <text:p>129023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7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10 年 7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94" table:style-name="ce4">
            <text:p>9594</text:p>
          </table:table-cell>
          <table:table-cell office:value-type="float" office:value="9571" table:style-name="ce4">
            <text:p>9571</text:p>
          </table:table-cell>
          <table:table-cell office:value-type="float" office:value="1056750" table:style-name="ce4">
            <text:p>1056750</text:p>
          </table:table-cell>
          <table:table-cell office:value-type="float" office:value="2562738" table:style-name="ce4">
            <text:p>2562738</text:p>
          </table:table-cell>
          <table:table-cell office:value-type="float" office:value="1219519" table:style-name="ce4">
            <text:p>1219519</text:p>
          </table:table-cell>
          <table:table-cell office:value-type="float" office:value="1343219" table:style-name="ce4">
            <text:p>134321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1" table:style-name="ce4">
            <text:p>761</text:p>
          </table:table-cell>
          <table:table-cell office:value-type="float" office:value="80462" table:style-name="ce4">
            <text:p>80462</text:p>
          </table:table-cell>
          <table:table-cell office:value-type="float" office:value="196890" table:style-name="ce4">
            <text:p>196890</text:p>
          </table:table-cell>
          <table:table-cell office:value-type="float" office:value="91999" table:style-name="ce4">
            <text:p>91999</text:p>
          </table:table-cell>
          <table:table-cell office:value-type="float" office:value="104891" table:style-name="ce4">
            <text:p>10489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8" table:style-name="ce4">
            <text:p>908</text:p>
          </table:table-cell>
          <table:table-cell office:value-type="float" office:value="904" table:style-name="ce4">
            <text:p>904</text:p>
          </table:table-cell>
          <table:table-cell office:value-type="float" office:value="88199" table:style-name="ce4">
            <text:p>88199</text:p>
          </table:table-cell>
          <table:table-cell office:value-type="float" office:value="210936" table:style-name="ce4">
            <text:p>210936</text:p>
          </table:table-cell>
          <table:table-cell office:value-type="float" office:value="100149" table:style-name="ce4">
            <text:p>100149</text:p>
          </table:table-cell>
          <table:table-cell office:value-type="float" office:value="110787" table:style-name="ce4">
            <text:p>11078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0079" table:style-name="ce4">
            <text:p>120079</text:p>
          </table:table-cell>
          <table:table-cell office:value-type="float" office:value="296546" table:style-name="ce4">
            <text:p>296546</text:p>
          </table:table-cell>
          <table:table-cell office:value-type="float" office:value="138103" table:style-name="ce4">
            <text:p>138103</text:p>
          </table:table-cell>
          <table:table-cell office:value-type="float" office:value="158443" table:style-name="ce4">
            <text:p>15844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151" table:style-name="ce4">
            <text:p>100151</text:p>
          </table:table-cell>
          <table:table-cell office:value-type="float" office:value="219840" table:style-name="ce4">
            <text:p>219840</text:p>
          </table:table-cell>
          <table:table-cell office:value-type="float" office:value="101862" table:style-name="ce4">
            <text:p>101862</text:p>
          </table:table-cell>
          <table:table-cell office:value-type="float" office:value="117978" table:style-name="ce4">
            <text:p>11797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491" table:style-name="ce4">
            <text:p>65491</text:p>
          </table:table-cell>
          <table:table-cell office:value-type="float" office:value="153172" table:style-name="ce4">
            <text:p>153172</text:p>
          </table:table-cell>
          <table:table-cell office:value-type="float" office:value="72871" table:style-name="ce4">
            <text:p>72871</text:p>
          </table:table-cell>
          <table:table-cell office:value-type="float" office:value="80301" table:style-name="ce4">
            <text:p>8030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3" table:style-name="ce4">
            <text:p>523</text:p>
          </table:table-cell>
          <table:table-cell office:value-type="float" office:value="521" table:style-name="ce4">
            <text:p>521</text:p>
          </table:table-cell>
          <table:table-cell office:value-type="float" office:value="52368" table:style-name="ce4">
            <text:p>52368</text:p>
          </table:table-cell>
          <table:table-cell office:value-type="float" office:value="122719" table:style-name="ce4">
            <text:p>122719</text:p>
          </table:table-cell>
          <table:table-cell office:value-type="float" office:value="59360" table:style-name="ce4">
            <text:p>59360</text:p>
          </table:table-cell>
          <table:table-cell office:value-type="float" office:value="63359" table:style-name="ce4">
            <text:p>6335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3" table:style-name="ce4">
            <text:p>723</text:p>
          </table:table-cell>
          <table:table-cell office:value-type="float" office:value="723" table:style-name="ce4">
            <text:p>723</text:p>
          </table:table-cell>
          <table:table-cell office:value-type="float" office:value="78865" table:style-name="ce4">
            <text:p>78865</text:p>
          </table:table-cell>
          <table:table-cell office:value-type="float" office:value="179485" table:style-name="ce4">
            <text:p>179485</text:p>
          </table:table-cell>
          <table:table-cell office:value-type="float" office:value="87728" table:style-name="ce4">
            <text:p>87728</text:p>
          </table:table-cell>
          <table:table-cell office:value-type="float" office:value="91757" table:style-name="ce4">
            <text:p>9175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5" table:style-name="ce4">
            <text:p>1005</text:p>
          </table:table-cell>
          <table:table-cell office:value-type="float" office:value="1002" table:style-name="ce4">
            <text:p>1002</text:p>
          </table:table-cell>
          <table:table-cell office:value-type="float" office:value="107544" table:style-name="ce4">
            <text:p>107544</text:p>
          </table:table-cell>
          <table:table-cell office:value-type="float" office:value="264975" table:style-name="ce4">
            <text:p>264975</text:p>
          </table:table-cell>
          <table:table-cell office:value-type="float" office:value="126520" table:style-name="ce4">
            <text:p>126520</text:p>
          </table:table-cell>
          <table:table-cell office:value-type="float" office:value="138455" table:style-name="ce4">
            <text:p>13845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6" table:style-name="ce4">
            <text:p>456</text:p>
          </table:table-cell>
          <table:table-cell office:value-type="float" office:value="455" table:style-name="ce4">
            <text:p>455</text:p>
          </table:table-cell>
          <table:table-cell office:value-type="float" office:value="47927" table:style-name="ce4">
            <text:p>47927</text:p>
          </table:table-cell>
          <table:table-cell office:value-type="float" office:value="117188" table:style-name="ce4">
            <text:p>117188</text:p>
          </table:table-cell>
          <table:table-cell office:value-type="float" office:value="57069" table:style-name="ce4">
            <text:p>57069</text:p>
          </table:table-cell>
          <table:table-cell office:value-type="float" office:value="60119" table:style-name="ce4">
            <text:p>6011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6" table:style-name="ce4">
            <text:p>916</text:p>
          </table:table-cell>
          <table:table-cell office:value-type="float" office:value="916" table:style-name="ce4">
            <text:p>916</text:p>
          </table:table-cell>
          <table:table-cell office:value-type="float" office:value="110006" table:style-name="ce4">
            <text:p>110006</text:p>
          </table:table-cell>
          <table:table-cell office:value-type="float" office:value="279598" table:style-name="ce4">
            <text:p>279598</text:p>
          </table:table-cell>
          <table:table-cell office:value-type="float" office:value="133184" table:style-name="ce4">
            <text:p>133184</text:p>
          </table:table-cell>
          <table:table-cell office:value-type="float" office:value="146414" table:style-name="ce4">
            <text:p>14641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7681" table:style-name="ce4">
            <text:p>107681</text:p>
          </table:table-cell>
          <table:table-cell office:value-type="float" office:value="274056" table:style-name="ce4">
            <text:p>274056</text:p>
          </table:table-cell>
          <table:table-cell office:value-type="float" office:value="132061" table:style-name="ce4">
            <text:p>132061</text:p>
          </table:table-cell>
          <table:table-cell office:value-type="float" office:value="141995" table:style-name="ce4">
            <text:p>14199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7977" table:style-name="ce4">
            <text:p>97977</text:p>
          </table:table-cell>
          <table:table-cell office:value-type="float" office:value="247333" table:style-name="ce4">
            <text:p>247333</text:p>
          </table:table-cell>
          <table:table-cell office:value-type="float" office:value="118613" table:style-name="ce4">
            <text:p>118613</text:p>
          </table:table-cell>
          <table:table-cell office:value-type="float" office:value="128720" table:style-name="ce4">
            <text:p>128720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8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10 年 8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96" table:style-name="ce4">
            <text:p>9596</text:p>
          </table:table-cell>
          <table:table-cell office:value-type="float" office:value="9571" table:style-name="ce4">
            <text:p>9571</text:p>
          </table:table-cell>
          <table:table-cell office:value-type="float" office:value="1056924" table:style-name="ce4">
            <text:p>1056924</text:p>
          </table:table-cell>
          <table:table-cell office:value-type="float" office:value="2553798" table:style-name="ce4">
            <text:p>2553798</text:p>
          </table:table-cell>
          <table:table-cell office:value-type="float" office:value="1215490" table:style-name="ce4">
            <text:p>1215490</text:p>
          </table:table-cell>
          <table:table-cell office:value-type="float" office:value="1338308" table:style-name="ce4">
            <text:p>133830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1" table:style-name="ce4">
            <text:p>761</text:p>
          </table:table-cell>
          <table:table-cell office:value-type="float" office:value="80409" table:style-name="ce4">
            <text:p>80409</text:p>
          </table:table-cell>
          <table:table-cell office:value-type="float" office:value="195964" table:style-name="ce4">
            <text:p>195964</text:p>
          </table:table-cell>
          <table:table-cell office:value-type="float" office:value="91582" table:style-name="ce4">
            <text:p>91582</text:p>
          </table:table-cell>
          <table:table-cell office:value-type="float" office:value="104382" table:style-name="ce4">
            <text:p>10438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10" table:style-name="ce4">
            <text:p>910</text:p>
          </table:table-cell>
          <table:table-cell office:value-type="float" office:value="905" table:style-name="ce4">
            <text:p>905</text:p>
          </table:table-cell>
          <table:table-cell office:value-type="float" office:value="88218" table:style-name="ce4">
            <text:p>88218</text:p>
          </table:table-cell>
          <table:table-cell office:value-type="float" office:value="210134" table:style-name="ce4">
            <text:p>210134</text:p>
          </table:table-cell>
          <table:table-cell office:value-type="float" office:value="99754" table:style-name="ce4">
            <text:p>99754</text:p>
          </table:table-cell>
          <table:table-cell office:value-type="float" office:value="110380" table:style-name="ce4">
            <text:p>11038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19985" table:style-name="ce4">
            <text:p>119985</text:p>
          </table:table-cell>
          <table:table-cell office:value-type="float" office:value="295058" table:style-name="ce4">
            <text:p>295058</text:p>
          </table:table-cell>
          <table:table-cell office:value-type="float" office:value="137478" table:style-name="ce4">
            <text:p>137478</text:p>
          </table:table-cell>
          <table:table-cell office:value-type="float" office:value="157580" table:style-name="ce4">
            <text:p>15758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207" table:style-name="ce4">
            <text:p>100207</text:p>
          </table:table-cell>
          <table:table-cell office:value-type="float" office:value="219059" table:style-name="ce4">
            <text:p>219059</text:p>
          </table:table-cell>
          <table:table-cell office:value-type="float" office:value="101505" table:style-name="ce4">
            <text:p>101505</text:p>
          </table:table-cell>
          <table:table-cell office:value-type="float" office:value="117554" table:style-name="ce4">
            <text:p>11755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453" table:style-name="ce4">
            <text:p>65453</text:p>
          </table:table-cell>
          <table:table-cell office:value-type="float" office:value="152487" table:style-name="ce4">
            <text:p>152487</text:p>
          </table:table-cell>
          <table:table-cell office:value-type="float" office:value="72517" table:style-name="ce4">
            <text:p>72517</text:p>
          </table:table-cell>
          <table:table-cell office:value-type="float" office:value="79970" table:style-name="ce4">
            <text:p>7997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3" table:style-name="ce4">
            <text:p>523</text:p>
          </table:table-cell>
          <table:table-cell office:value-type="float" office:value="521" table:style-name="ce4">
            <text:p>521</text:p>
          </table:table-cell>
          <table:table-cell office:value-type="float" office:value="52342" table:style-name="ce4">
            <text:p>52342</text:p>
          </table:table-cell>
          <table:table-cell office:value-type="float" office:value="122185" table:style-name="ce4">
            <text:p>122185</text:p>
          </table:table-cell>
          <table:table-cell office:value-type="float" office:value="59137" table:style-name="ce4">
            <text:p>59137</text:p>
          </table:table-cell>
          <table:table-cell office:value-type="float" office:value="63048" table:style-name="ce4">
            <text:p>6304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3" table:style-name="ce4">
            <text:p>723</text:p>
          </table:table-cell>
          <table:table-cell office:value-type="float" office:value="722" table:style-name="ce4">
            <text:p>722</text:p>
          </table:table-cell>
          <table:table-cell office:value-type="float" office:value="78906" table:style-name="ce4">
            <text:p>78906</text:p>
          </table:table-cell>
          <table:table-cell office:value-type="float" office:value="178884" table:style-name="ce4">
            <text:p>178884</text:p>
          </table:table-cell>
          <table:table-cell office:value-type="float" office:value="87431" table:style-name="ce4">
            <text:p>87431</text:p>
          </table:table-cell>
          <table:table-cell office:value-type="float" office:value="91453" table:style-name="ce4">
            <text:p>9145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5" table:style-name="ce4">
            <text:p>1005</text:p>
          </table:table-cell>
          <table:table-cell office:value-type="float" office:value="1002" table:style-name="ce4">
            <text:p>1002</text:p>
          </table:table-cell>
          <table:table-cell office:value-type="float" office:value="107597" table:style-name="ce4">
            <text:p>107597</text:p>
          </table:table-cell>
          <table:table-cell office:value-type="float" office:value="264145" table:style-name="ce4">
            <text:p>264145</text:p>
          </table:table-cell>
          <table:table-cell office:value-type="float" office:value="126147" table:style-name="ce4">
            <text:p>126147</text:p>
          </table:table-cell>
          <table:table-cell office:value-type="float" office:value="137998" table:style-name="ce4">
            <text:p>13799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6" table:style-name="ce4">
            <text:p>456</text:p>
          </table:table-cell>
          <table:table-cell office:value-type="float" office:value="455" table:style-name="ce4">
            <text:p>455</text:p>
          </table:table-cell>
          <table:table-cell office:value-type="float" office:value="47920" table:style-name="ce4">
            <text:p>47920</text:p>
          </table:table-cell>
          <table:table-cell office:value-type="float" office:value="116867" table:style-name="ce4">
            <text:p>116867</text:p>
          </table:table-cell>
          <table:table-cell office:value-type="float" office:value="56924" table:style-name="ce4">
            <text:p>56924</text:p>
          </table:table-cell>
          <table:table-cell office:value-type="float" office:value="59943" table:style-name="ce4">
            <text:p>5994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6" table:style-name="ce4">
            <text:p>916</text:p>
          </table:table-cell>
          <table:table-cell office:value-type="float" office:value="916" table:style-name="ce4">
            <text:p>916</text:p>
          </table:table-cell>
          <table:table-cell office:value-type="float" office:value="110184" table:style-name="ce4">
            <text:p>110184</text:p>
          </table:table-cell>
          <table:table-cell office:value-type="float" office:value="278922" table:style-name="ce4">
            <text:p>278922</text:p>
          </table:table-cell>
          <table:table-cell office:value-type="float" office:value="132908" table:style-name="ce4">
            <text:p>132908</text:p>
          </table:table-cell>
          <table:table-cell office:value-type="float" office:value="146014" table:style-name="ce4">
            <text:p>14601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7670" table:style-name="ce4">
            <text:p>107670</text:p>
          </table:table-cell>
          <table:table-cell office:value-type="float" office:value="273274" table:style-name="ce4">
            <text:p>273274</text:p>
          </table:table-cell>
          <table:table-cell office:value-type="float" office:value="131681" table:style-name="ce4">
            <text:p>131681</text:p>
          </table:table-cell>
          <table:table-cell office:value-type="float" office:value="141593" table:style-name="ce4">
            <text:p>14159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033" table:style-name="ce4">
            <text:p>98033</text:p>
          </table:table-cell>
          <table:table-cell office:value-type="float" office:value="246819" table:style-name="ce4">
            <text:p>246819</text:p>
          </table:table-cell>
          <table:table-cell office:value-type="float" office:value="118426" table:style-name="ce4">
            <text:p>118426</text:p>
          </table:table-cell>
          <table:table-cell office:value-type="float" office:value="128393" table:style-name="ce4">
            <text:p>128393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9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10 年 9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96" table:style-name="ce4">
            <text:p>9596</text:p>
          </table:table-cell>
          <table:table-cell office:value-type="float" office:value="9572" table:style-name="ce4">
            <text:p>9572</text:p>
          </table:table-cell>
          <table:table-cell office:value-type="float" office:value="1057327" table:style-name="ce4">
            <text:p>1057327</text:p>
          </table:table-cell>
          <table:table-cell office:value-type="float" office:value="2544720" table:style-name="ce4">
            <text:p>2544720</text:p>
          </table:table-cell>
          <table:table-cell office:value-type="float" office:value="1211361" table:style-name="ce4">
            <text:p>1211361</text:p>
          </table:table-cell>
          <table:table-cell office:value-type="float" office:value="1333359" table:style-name="ce4">
            <text:p>133335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5" table:style-name="ce4">
            <text:p>765</text:p>
          </table:table-cell>
          <table:table-cell office:value-type="float" office:value="762" table:style-name="ce4">
            <text:p>762</text:p>
          </table:table-cell>
          <table:table-cell office:value-type="float" office:value="80379" table:style-name="ce4">
            <text:p>80379</text:p>
          </table:table-cell>
          <table:table-cell office:value-type="float" office:value="194976" table:style-name="ce4">
            <text:p>194976</text:p>
          </table:table-cell>
          <table:table-cell office:value-type="float" office:value="91140" table:style-name="ce4">
            <text:p>91140</text:p>
          </table:table-cell>
          <table:table-cell office:value-type="float" office:value="103836" table:style-name="ce4">
            <text:p>103836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10" table:style-name="ce4">
            <text:p>910</text:p>
          </table:table-cell>
          <table:table-cell office:value-type="float" office:value="905" table:style-name="ce4">
            <text:p>905</text:p>
          </table:table-cell>
          <table:table-cell office:value-type="float" office:value="88282" table:style-name="ce4">
            <text:p>88282</text:p>
          </table:table-cell>
          <table:table-cell office:value-type="float" office:value="209299" table:style-name="ce4">
            <text:p>209299</text:p>
          </table:table-cell>
          <table:table-cell office:value-type="float" office:value="99355" table:style-name="ce4">
            <text:p>99355</text:p>
          </table:table-cell>
          <table:table-cell office:value-type="float" office:value="109944" table:style-name="ce4">
            <text:p>10994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19877" table:style-name="ce4">
            <text:p>119877</text:p>
          </table:table-cell>
          <table:table-cell office:value-type="float" office:value="293625" table:style-name="ce4">
            <text:p>293625</text:p>
          </table:table-cell>
          <table:table-cell office:value-type="float" office:value="136860" table:style-name="ce4">
            <text:p>136860</text:p>
          </table:table-cell>
          <table:table-cell office:value-type="float" office:value="156765" table:style-name="ce4">
            <text:p>15676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278" table:style-name="ce4">
            <text:p>100278</text:p>
          </table:table-cell>
          <table:table-cell office:value-type="float" office:value="218154" table:style-name="ce4">
            <text:p>218154</text:p>
          </table:table-cell>
          <table:table-cell office:value-type="float" office:value="101059" table:style-name="ce4">
            <text:p>101059</text:p>
          </table:table-cell>
          <table:table-cell office:value-type="float" office:value="117095" table:style-name="ce4">
            <text:p>11709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454" table:style-name="ce4">
            <text:p>65454</text:p>
          </table:table-cell>
          <table:table-cell office:value-type="float" office:value="151885" table:style-name="ce4">
            <text:p>151885</text:p>
          </table:table-cell>
          <table:table-cell office:value-type="float" office:value="72234" table:style-name="ce4">
            <text:p>72234</text:p>
          </table:table-cell>
          <table:table-cell office:value-type="float" office:value="79651" table:style-name="ce4">
            <text:p>7965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3" table:style-name="ce4">
            <text:p>523</text:p>
          </table:table-cell>
          <table:table-cell office:value-type="float" office:value="521" table:style-name="ce4">
            <text:p>521</text:p>
          </table:table-cell>
          <table:table-cell office:value-type="float" office:value="52354" table:style-name="ce4">
            <text:p>52354</text:p>
          </table:table-cell>
          <table:table-cell office:value-type="float" office:value="121747" table:style-name="ce4">
            <text:p>121747</text:p>
          </table:table-cell>
          <table:table-cell office:value-type="float" office:value="58926" table:style-name="ce4">
            <text:p>58926</text:p>
          </table:table-cell>
          <table:table-cell office:value-type="float" office:value="62821" table:style-name="ce4">
            <text:p>6282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2" table:style-name="ce4">
            <text:p>722</text:p>
          </table:table-cell>
          <table:table-cell office:value-type="float" office:value="722" table:style-name="ce4">
            <text:p>722</text:p>
          </table:table-cell>
          <table:table-cell office:value-type="float" office:value="78935" table:style-name="ce4">
            <text:p>78935</text:p>
          </table:table-cell>
          <table:table-cell office:value-type="float" office:value="178362" table:style-name="ce4">
            <text:p>178362</text:p>
          </table:table-cell>
          <table:table-cell office:value-type="float" office:value="87180" table:style-name="ce4">
            <text:p>87180</text:p>
          </table:table-cell>
          <table:table-cell office:value-type="float" office:value="91182" table:style-name="ce4">
            <text:p>9118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5" table:style-name="ce4">
            <text:p>1005</text:p>
          </table:table-cell>
          <table:table-cell office:value-type="float" office:value="1002" table:style-name="ce4">
            <text:p>1002</text:p>
          </table:table-cell>
          <table:table-cell office:value-type="float" office:value="107717" table:style-name="ce4">
            <text:p>107717</text:p>
          </table:table-cell>
          <table:table-cell office:value-type="float" office:value="263442" table:style-name="ce4">
            <text:p>263442</text:p>
          </table:table-cell>
          <table:table-cell office:value-type="float" office:value="125880" table:style-name="ce4">
            <text:p>125880</text:p>
          </table:table-cell>
          <table:table-cell office:value-type="float" office:value="137562" table:style-name="ce4">
            <text:p>13756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6" table:style-name="ce4">
            <text:p>456</text:p>
          </table:table-cell>
          <table:table-cell office:value-type="float" office:value="455" table:style-name="ce4">
            <text:p>455</text:p>
          </table:table-cell>
          <table:table-cell office:value-type="float" office:value="47980" table:style-name="ce4">
            <text:p>47980</text:p>
          </table:table-cell>
          <table:table-cell office:value-type="float" office:value="116576" table:style-name="ce4">
            <text:p>116576</text:p>
          </table:table-cell>
          <table:table-cell office:value-type="float" office:value="56813" table:style-name="ce4">
            <text:p>56813</text:p>
          </table:table-cell>
          <table:table-cell office:value-type="float" office:value="59763" table:style-name="ce4">
            <text:p>5976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6" table:style-name="ce4">
            <text:p>916</text:p>
          </table:table-cell>
          <table:table-cell office:value-type="float" office:value="916" table:style-name="ce4">
            <text:p>916</text:p>
          </table:table-cell>
          <table:table-cell office:value-type="float" office:value="110291" table:style-name="ce4">
            <text:p>110291</text:p>
          </table:table-cell>
          <table:table-cell office:value-type="float" office:value="278246" table:style-name="ce4">
            <text:p>278246</text:p>
          </table:table-cell>
          <table:table-cell office:value-type="float" office:value="132585" table:style-name="ce4">
            <text:p>132585</text:p>
          </table:table-cell>
          <table:table-cell office:value-type="float" office:value="145661" table:style-name="ce4">
            <text:p>14566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7718" table:style-name="ce4">
            <text:p>107718</text:p>
          </table:table-cell>
          <table:table-cell office:value-type="float" office:value="272454" table:style-name="ce4">
            <text:p>272454</text:p>
          </table:table-cell>
          <table:table-cell office:value-type="float" office:value="131272" table:style-name="ce4">
            <text:p>131272</text:p>
          </table:table-cell>
          <table:table-cell office:value-type="float" office:value="141182" table:style-name="ce4">
            <text:p>14118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062" table:style-name="ce4">
            <text:p>98062</text:p>
          </table:table-cell>
          <table:table-cell office:value-type="float" office:value="245954" table:style-name="ce4">
            <text:p>245954</text:p>
          </table:table-cell>
          <table:table-cell office:value-type="float" office:value="118057" table:style-name="ce4">
            <text:p>118057</text:p>
          </table:table-cell>
          <table:table-cell office:value-type="float" office:value="127897" table:style-name="ce4">
            <text:p>127897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10 年 10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96" table:style-name="ce4">
            <text:p>9596</text:p>
          </table:table-cell>
          <table:table-cell office:value-type="float" office:value="9573" table:style-name="ce4">
            <text:p>9573</text:p>
          </table:table-cell>
          <table:table-cell office:value-type="float" office:value="1055920" table:style-name="ce4">
            <text:p>1055920</text:p>
          </table:table-cell>
          <table:table-cell office:value-type="float" office:value="2538299" table:style-name="ce4">
            <text:p>2538299</text:p>
          </table:table-cell>
          <table:table-cell office:value-type="float" office:value="1208385" table:style-name="ce4">
            <text:p>1208385</text:p>
          </table:table-cell>
          <table:table-cell office:value-type="float" office:value="1329914" table:style-name="ce4">
            <text:p>132991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5" table:style-name="ce4">
            <text:p>765</text:p>
          </table:table-cell>
          <table:table-cell office:value-type="float" office:value="762" table:style-name="ce4">
            <text:p>762</text:p>
          </table:table-cell>
          <table:table-cell office:value-type="float" office:value="80296" table:style-name="ce4">
            <text:p>80296</text:p>
          </table:table-cell>
          <table:table-cell office:value-type="float" office:value="194600" table:style-name="ce4">
            <text:p>194600</text:p>
          </table:table-cell>
          <table:table-cell office:value-type="float" office:value="90991" table:style-name="ce4">
            <text:p>90991</text:p>
          </table:table-cell>
          <table:table-cell office:value-type="float" office:value="103609" table:style-name="ce4">
            <text:p>10360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10" table:style-name="ce4">
            <text:p>910</text:p>
          </table:table-cell>
          <table:table-cell office:value-type="float" office:value="905" table:style-name="ce4">
            <text:p>905</text:p>
          </table:table-cell>
          <table:table-cell office:value-type="float" office:value="88127" table:style-name="ce4">
            <text:p>88127</text:p>
          </table:table-cell>
          <table:table-cell office:value-type="float" office:value="208665" table:style-name="ce4">
            <text:p>208665</text:p>
          </table:table-cell>
          <table:table-cell office:value-type="float" office:value="99058" table:style-name="ce4">
            <text:p>99058</text:p>
          </table:table-cell>
          <table:table-cell office:value-type="float" office:value="109607" table:style-name="ce4">
            <text:p>10960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19724" table:style-name="ce4">
            <text:p>119724</text:p>
          </table:table-cell>
          <table:table-cell office:value-type="float" office:value="292875" table:style-name="ce4">
            <text:p>292875</text:p>
          </table:table-cell>
          <table:table-cell office:value-type="float" office:value="136535" table:style-name="ce4">
            <text:p>136535</text:p>
          </table:table-cell>
          <table:table-cell office:value-type="float" office:value="156340" table:style-name="ce4">
            <text:p>15634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040" table:style-name="ce4">
            <text:p>100040</text:p>
          </table:table-cell>
          <table:table-cell office:value-type="float" office:value="217277" table:style-name="ce4">
            <text:p>217277</text:p>
          </table:table-cell>
          <table:table-cell office:value-type="float" office:value="100682" table:style-name="ce4">
            <text:p>100682</text:p>
          </table:table-cell>
          <table:table-cell office:value-type="float" office:value="116595" table:style-name="ce4">
            <text:p>11659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298" table:style-name="ce4">
            <text:p>65298</text:p>
          </table:table-cell>
          <table:table-cell office:value-type="float" office:value="151326" table:style-name="ce4">
            <text:p>151326</text:p>
          </table:table-cell>
          <table:table-cell office:value-type="float" office:value="71993" table:style-name="ce4">
            <text:p>71993</text:p>
          </table:table-cell>
          <table:table-cell office:value-type="float" office:value="79333" table:style-name="ce4">
            <text:p>7933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3" table:style-name="ce4">
            <text:p>523</text:p>
          </table:table-cell>
          <table:table-cell office:value-type="float" office:value="521" table:style-name="ce4">
            <text:p>521</text:p>
          </table:table-cell>
          <table:table-cell office:value-type="float" office:value="52270" table:style-name="ce4">
            <text:p>52270</text:p>
          </table:table-cell>
          <table:table-cell office:value-type="float" office:value="121468" table:style-name="ce4">
            <text:p>121468</text:p>
          </table:table-cell>
          <table:table-cell office:value-type="float" office:value="58803" table:style-name="ce4">
            <text:p>58803</text:p>
          </table:table-cell>
          <table:table-cell office:value-type="float" office:value="62665" table:style-name="ce4">
            <text:p>6266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2" table:style-name="ce4">
            <text:p>722</text:p>
          </table:table-cell>
          <table:table-cell office:value-type="float" office:value="722" table:style-name="ce4">
            <text:p>722</text:p>
          </table:table-cell>
          <table:table-cell office:value-type="float" office:value="78832" table:style-name="ce4">
            <text:p>78832</text:p>
          </table:table-cell>
          <table:table-cell office:value-type="float" office:value="177799" table:style-name="ce4">
            <text:p>177799</text:p>
          </table:table-cell>
          <table:table-cell office:value-type="float" office:value="86909" table:style-name="ce4">
            <text:p>86909</text:p>
          </table:table-cell>
          <table:table-cell office:value-type="float" office:value="90890" table:style-name="ce4">
            <text:p>9089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5" table:style-name="ce4">
            <text:p>1005</text:p>
          </table:table-cell>
          <table:table-cell office:value-type="float" office:value="1002" table:style-name="ce4">
            <text:p>1002</text:p>
          </table:table-cell>
          <table:table-cell office:value-type="float" office:value="107518" table:style-name="ce4">
            <text:p>107518</text:p>
          </table:table-cell>
          <table:table-cell office:value-type="float" office:value="262791" table:style-name="ce4">
            <text:p>262791</text:p>
          </table:table-cell>
          <table:table-cell office:value-type="float" office:value="125551" table:style-name="ce4">
            <text:p>125551</text:p>
          </table:table-cell>
          <table:table-cell office:value-type="float" office:value="137240" table:style-name="ce4">
            <text:p>13724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47972" table:style-name="ce4">
            <text:p>47972</text:p>
          </table:table-cell>
          <table:table-cell office:value-type="float" office:value="116419" table:style-name="ce4">
            <text:p>116419</text:p>
          </table:table-cell>
          <table:table-cell office:value-type="float" office:value="56717" table:style-name="ce4">
            <text:p>56717</text:p>
          </table:table-cell>
          <table:table-cell office:value-type="float" office:value="59702" table:style-name="ce4">
            <text:p>5970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6" table:style-name="ce4">
            <text:p>916</text:p>
          </table:table-cell>
          <table:table-cell office:value-type="float" office:value="916" table:style-name="ce4">
            <text:p>916</text:p>
          </table:table-cell>
          <table:table-cell office:value-type="float" office:value="110216" table:style-name="ce4">
            <text:p>110216</text:p>
          </table:table-cell>
          <table:table-cell office:value-type="float" office:value="277880" table:style-name="ce4">
            <text:p>277880</text:p>
          </table:table-cell>
          <table:table-cell office:value-type="float" office:value="132391" table:style-name="ce4">
            <text:p>132391</text:p>
          </table:table-cell>
          <table:table-cell office:value-type="float" office:value="145489" table:style-name="ce4">
            <text:p>14548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7618" table:style-name="ce4">
            <text:p>107618</text:p>
          </table:table-cell>
          <table:table-cell office:value-type="float" office:value="271854" table:style-name="ce4">
            <text:p>271854</text:p>
          </table:table-cell>
          <table:table-cell office:value-type="float" office:value="130977" table:style-name="ce4">
            <text:p>130977</text:p>
          </table:table-cell>
          <table:table-cell office:value-type="float" office:value="140877" table:style-name="ce4">
            <text:p>14087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009" table:style-name="ce4">
            <text:p>98009</text:p>
          </table:table-cell>
          <table:table-cell office:value-type="float" office:value="245345" table:style-name="ce4">
            <text:p>245345</text:p>
          </table:table-cell>
          <table:table-cell office:value-type="float" office:value="117778" table:style-name="ce4">
            <text:p>117778</text:p>
          </table:table-cell>
          <table:table-cell office:value-type="float" office:value="127567" table:style-name="ce4">
            <text:p>127567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1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10 年 11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97" table:style-name="ce4">
            <text:p>9597</text:p>
          </table:table-cell>
          <table:table-cell office:value-type="float" office:value="9573" table:style-name="ce4">
            <text:p>9573</text:p>
          </table:table-cell>
          <table:table-cell office:value-type="float" office:value="1054530" table:style-name="ce4">
            <text:p>1054530</text:p>
          </table:table-cell>
          <table:table-cell office:value-type="float" office:value="2531659" table:style-name="ce4">
            <text:p>2531659</text:p>
          </table:table-cell>
          <table:table-cell office:value-type="float" office:value="1205310" table:style-name="ce4">
            <text:p>1205310</text:p>
          </table:table-cell>
          <table:table-cell office:value-type="float" office:value="1326349" table:style-name="ce4">
            <text:p>132634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5" table:style-name="ce4">
            <text:p>765</text:p>
          </table:table-cell>
          <table:table-cell office:value-type="float" office:value="762" table:style-name="ce4">
            <text:p>762</text:p>
          </table:table-cell>
          <table:table-cell office:value-type="float" office:value="80161" table:style-name="ce4">
            <text:p>80161</text:p>
          </table:table-cell>
          <table:table-cell office:value-type="float" office:value="194070" table:style-name="ce4">
            <text:p>194070</text:p>
          </table:table-cell>
          <table:table-cell office:value-type="float" office:value="90774" table:style-name="ce4">
            <text:p>90774</text:p>
          </table:table-cell>
          <table:table-cell office:value-type="float" office:value="103296" table:style-name="ce4">
            <text:p>103296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10" table:style-name="ce4">
            <text:p>910</text:p>
          </table:table-cell>
          <table:table-cell office:value-type="float" office:value="905" table:style-name="ce4">
            <text:p>905</text:p>
          </table:table-cell>
          <table:table-cell office:value-type="float" office:value="88019" table:style-name="ce4">
            <text:p>88019</text:p>
          </table:table-cell>
          <table:table-cell office:value-type="float" office:value="208079" table:style-name="ce4">
            <text:p>208079</text:p>
          </table:table-cell>
          <table:table-cell office:value-type="float" office:value="98778" table:style-name="ce4">
            <text:p>98778</text:p>
          </table:table-cell>
          <table:table-cell office:value-type="float" office:value="109301" table:style-name="ce4">
            <text:p>10930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19582" table:style-name="ce4">
            <text:p>119582</text:p>
          </table:table-cell>
          <table:table-cell office:value-type="float" office:value="292233" table:style-name="ce4">
            <text:p>292233</text:p>
          </table:table-cell>
          <table:table-cell office:value-type="float" office:value="136274" table:style-name="ce4">
            <text:p>136274</text:p>
          </table:table-cell>
          <table:table-cell office:value-type="float" office:value="155959" table:style-name="ce4">
            <text:p>15595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99856" table:style-name="ce4">
            <text:p>99856</text:p>
          </table:table-cell>
          <table:table-cell office:value-type="float" office:value="216556" table:style-name="ce4">
            <text:p>216556</text:p>
          </table:table-cell>
          <table:table-cell office:value-type="float" office:value="100349" table:style-name="ce4">
            <text:p>100349</text:p>
          </table:table-cell>
          <table:table-cell office:value-type="float" office:value="116207" table:style-name="ce4">
            <text:p>11620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196" table:style-name="ce4">
            <text:p>65196</text:p>
          </table:table-cell>
          <table:table-cell office:value-type="float" office:value="151021" table:style-name="ce4">
            <text:p>151021</text:p>
          </table:table-cell>
          <table:table-cell office:value-type="float" office:value="71857" table:style-name="ce4">
            <text:p>71857</text:p>
          </table:table-cell>
          <table:table-cell office:value-type="float" office:value="79164" table:style-name="ce4">
            <text:p>7916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4" table:style-name="ce4">
            <text:p>524</text:p>
          </table:table-cell>
          <table:table-cell office:value-type="float" office:value="521" table:style-name="ce4">
            <text:p>521</text:p>
          </table:table-cell>
          <table:table-cell office:value-type="float" office:value="52222" table:style-name="ce4">
            <text:p>52222</text:p>
          </table:table-cell>
          <table:table-cell office:value-type="float" office:value="121055" table:style-name="ce4">
            <text:p>121055</text:p>
          </table:table-cell>
          <table:table-cell office:value-type="float" office:value="58601" table:style-name="ce4">
            <text:p>58601</text:p>
          </table:table-cell>
          <table:table-cell office:value-type="float" office:value="62454" table:style-name="ce4">
            <text:p>6245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2" table:style-name="ce4">
            <text:p>722</text:p>
          </table:table-cell>
          <table:table-cell office:value-type="float" office:value="722" table:style-name="ce4">
            <text:p>722</text:p>
          </table:table-cell>
          <table:table-cell office:value-type="float" office:value="78711" table:style-name="ce4">
            <text:p>78711</text:p>
          </table:table-cell>
          <table:table-cell office:value-type="float" office:value="177159" table:style-name="ce4">
            <text:p>177159</text:p>
          </table:table-cell>
          <table:table-cell office:value-type="float" office:value="86625" table:style-name="ce4">
            <text:p>86625</text:p>
          </table:table-cell>
          <table:table-cell office:value-type="float" office:value="90534" table:style-name="ce4">
            <text:p>9053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5" table:style-name="ce4">
            <text:p>1005</text:p>
          </table:table-cell>
          <table:table-cell office:value-type="float" office:value="1002" table:style-name="ce4">
            <text:p>1002</text:p>
          </table:table-cell>
          <table:table-cell office:value-type="float" office:value="107414" table:style-name="ce4">
            <text:p>107414</text:p>
          </table:table-cell>
          <table:table-cell office:value-type="float" office:value="262261" table:style-name="ce4">
            <text:p>262261</text:p>
          </table:table-cell>
          <table:table-cell office:value-type="float" office:value="125273" table:style-name="ce4">
            <text:p>125273</text:p>
          </table:table-cell>
          <table:table-cell office:value-type="float" office:value="136988" table:style-name="ce4">
            <text:p>136988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47889" table:style-name="ce4">
            <text:p>47889</text:p>
          </table:table-cell>
          <table:table-cell office:value-type="float" office:value="116157" table:style-name="ce4">
            <text:p>116157</text:p>
          </table:table-cell>
          <table:table-cell office:value-type="float" office:value="56577" table:style-name="ce4">
            <text:p>56577</text:p>
          </table:table-cell>
          <table:table-cell office:value-type="float" office:value="59580" table:style-name="ce4">
            <text:p>59580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6" table:style-name="ce4">
            <text:p>916</text:p>
          </table:table-cell>
          <table:table-cell office:value-type="float" office:value="916" table:style-name="ce4">
            <text:p>916</text:p>
          </table:table-cell>
          <table:table-cell office:value-type="float" office:value="110074" table:style-name="ce4">
            <text:p>110074</text:p>
          </table:table-cell>
          <table:table-cell office:value-type="float" office:value="277224" table:style-name="ce4">
            <text:p>277224</text:p>
          </table:table-cell>
          <table:table-cell office:value-type="float" office:value="132095" table:style-name="ce4">
            <text:p>132095</text:p>
          </table:table-cell>
          <table:table-cell office:value-type="float" office:value="145129" table:style-name="ce4">
            <text:p>14512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7445" table:style-name="ce4">
            <text:p>107445</text:p>
          </table:table-cell>
          <table:table-cell office:value-type="float" office:value="270770" table:style-name="ce4">
            <text:p>270770</text:p>
          </table:table-cell>
          <table:table-cell office:value-type="float" office:value="130476" table:style-name="ce4">
            <text:p>130476</text:p>
          </table:table-cell>
          <table:table-cell office:value-type="float" office:value="140294" table:style-name="ce4">
            <text:p>14029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7961" table:style-name="ce4">
            <text:p>97961</text:p>
          </table:table-cell>
          <table:table-cell office:value-type="float" office:value="245074" table:style-name="ce4">
            <text:p>245074</text:p>
          </table:table-cell>
          <table:table-cell office:value-type="float" office:value="117631" table:style-name="ce4">
            <text:p>117631</text:p>
          </table:table-cell>
          <table:table-cell office:value-type="float" office:value="127443" table:style-name="ce4">
            <text:p>127443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2月" table:style-name="ta3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18">
            <text:p>臺北市   110 年 12<text:s/>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13">
            <text:p>區別</text:p>
          </table:table-cell>
          <table:table-cell office:value-type="string" table:number-columns-spanned="2" table:number-rows-spanned="1" table:style-name="ce13">
            <text:p>里數</text:p>
          </table:table-cell>
          <table:covered-table-cell/>
          <table:table-cell office:value-type="string" table:number-columns-spanned="2" table:number-rows-spanned="1" table:style-name="ce13">
            <text:p>鄰數</text:p>
          </table:table-cell>
          <table:covered-table-cell/>
          <table:table-cell office:value-type="string" table:number-columns-spanned="1" table:number-rows-spanned="2" table:style-name="ce13">
            <text:p>戶數</text:p>
          </table:table-cell>
          <table:table-cell office:value-type="string" table:number-columns-spanned="3" table:number-rows-spanned="1" table:style-name="ce13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14">
            <text:p>現有門牌</text:p>
          </table:table-cell>
          <table:table-cell office:value-type="string" table:style-name="ce14">
            <text:p>戶籍登記</text:p>
          </table:table-cell>
          <table:table-cell office:value-type="string" table:style-name="ce14">
            <text:p>現有門牌</text:p>
          </table:table-cell>
          <table:table-cell office:value-type="string" table:style-name="ce14">
            <text:p>戶籍登記</text:p>
          </table:table-cell>
          <table:covered-table-cell/>
          <table:table-cell office:value-type="string" table:style-name="ce14">
            <text:p>合計</text:p>
          </table:table-cell>
          <table:table-cell office:value-type="string" table:style-name="ce14">
            <text:p>男</text:p>
          </table:table-cell>
          <table:table-cell office:value-type="string" table:style-name="ce14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總計</text:p>
          </table:table-cell>
          <table:table-cell office:value-type="float" office:value="456" table:style-name="ce16">
            <text:p>456</text:p>
          </table:table-cell>
          <table:table-cell office:value-type="float" office:value="456" table:style-name="ce16">
            <text:p>456</text:p>
          </table:table-cell>
          <table:table-cell office:value-type="float" office:value="9597" table:style-name="ce16">
            <text:p>9597</text:p>
          </table:table-cell>
          <table:table-cell office:value-type="float" office:value="9572" table:style-name="ce16">
            <text:p>9572</text:p>
          </table:table-cell>
          <table:table-cell office:value-type="float" office:value="1052596" table:style-name="ce16">
            <text:p>1052596</text:p>
          </table:table-cell>
          <table:table-cell office:value-type="float" office:value="2524393" table:style-name="ce16">
            <text:p>2524393</text:p>
          </table:table-cell>
          <table:table-cell office:value-type="float" office:value="1201966" table:style-name="ce16">
            <text:p>1201966</text:p>
          </table:table-cell>
          <table:table-cell office:value-type="float" office:value="1322427" table:style-name="ce16">
            <text:p>132242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松山區</text:p>
          </table:table-cell>
          <table:table-cell office:value-type="float" office:value="33" table:style-name="ce16">
            <text:p>33</text:p>
          </table:table-cell>
          <table:table-cell office:value-type="float" office:value="33" table:style-name="ce16">
            <text:p>33</text:p>
          </table:table-cell>
          <table:table-cell office:value-type="float" office:value="765" table:style-name="ce16">
            <text:p>765</text:p>
          </table:table-cell>
          <table:table-cell office:value-type="float" office:value="762" table:style-name="ce16">
            <text:p>762</text:p>
          </table:table-cell>
          <table:table-cell office:value-type="float" office:value="79979" table:style-name="ce16">
            <text:p>79979</text:p>
          </table:table-cell>
          <table:table-cell office:value-type="float" office:value="193388" table:style-name="ce16">
            <text:p>193388</text:p>
          </table:table-cell>
          <table:table-cell office:value-type="float" office:value="90448" table:style-name="ce16">
            <text:p>90448</text:p>
          </table:table-cell>
          <table:table-cell office:value-type="float" office:value="102940" table:style-name="ce16">
            <text:p>10294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信義區</text:p>
          </table:table-cell>
          <table:table-cell office:value-type="float" office:value="41" table:style-name="ce16">
            <text:p>41</text:p>
          </table:table-cell>
          <table:table-cell office:value-type="float" office:value="41" table:style-name="ce16">
            <text:p>41</text:p>
          </table:table-cell>
          <table:table-cell office:value-type="float" office:value="910" table:style-name="ce16">
            <text:p>910</text:p>
          </table:table-cell>
          <table:table-cell office:value-type="float" office:value="905" table:style-name="ce16">
            <text:p>905</text:p>
          </table:table-cell>
          <table:table-cell office:value-type="float" office:value="87843" table:style-name="ce16">
            <text:p>87843</text:p>
          </table:table-cell>
          <table:table-cell office:value-type="float" office:value="207500" table:style-name="ce16">
            <text:p>207500</text:p>
          </table:table-cell>
          <table:table-cell office:value-type="float" office:value="98508" table:style-name="ce16">
            <text:p>98508</text:p>
          </table:table-cell>
          <table:table-cell office:value-type="float" office:value="108992" table:style-name="ce16">
            <text:p>108992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大安區</text:p>
          </table:table-cell>
          <table:table-cell office:value-type="float" office:value="53" table:style-name="ce16">
            <text:p>53</text:p>
          </table:table-cell>
          <table:table-cell office:value-type="float" office:value="53" table:style-name="ce16">
            <text:p>53</text:p>
          </table:table-cell>
          <table:table-cell office:value-type="float" office:value="1026" table:style-name="ce16">
            <text:p>1026</text:p>
          </table:table-cell>
          <table:table-cell office:value-type="float" office:value="1021" table:style-name="ce16">
            <text:p>1021</text:p>
          </table:table-cell>
          <table:table-cell office:value-type="float" office:value="119385" table:style-name="ce16">
            <text:p>119385</text:p>
          </table:table-cell>
          <table:table-cell office:value-type="float" office:value="291410" table:style-name="ce16">
            <text:p>291410</text:p>
          </table:table-cell>
          <table:table-cell office:value-type="float" office:value="135895" table:style-name="ce16">
            <text:p>135895</text:p>
          </table:table-cell>
          <table:table-cell office:value-type="float" office:value="155515" table:style-name="ce16">
            <text:p>155515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中山區</text:p>
          </table:table-cell>
          <table:table-cell office:value-type="float" office:value="42" table:style-name="ce16">
            <text:p>42</text:p>
          </table:table-cell>
          <table:table-cell office:value-type="float" office:value="42" table:style-name="ce16">
            <text:p>42</text:p>
          </table:table-cell>
          <table:table-cell office:value-type="float" office:value="871" table:style-name="ce16">
            <text:p>871</text:p>
          </table:table-cell>
          <table:table-cell office:value-type="float" office:value="869" table:style-name="ce16">
            <text:p>869</text:p>
          </table:table-cell>
          <table:table-cell office:value-type="float" office:value="99528" table:style-name="ce16">
            <text:p>99528</text:p>
          </table:table-cell>
          <table:table-cell office:value-type="float" office:value="215567" table:style-name="ce16">
            <text:p>215567</text:p>
          </table:table-cell>
          <table:table-cell office:value-type="float" office:value="99911" table:style-name="ce16">
            <text:p>99911</text:p>
          </table:table-cell>
          <table:table-cell office:value-type="float" office:value="115656" table:style-name="ce16">
            <text:p>115656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中正區</text:p>
          </table:table-cell>
          <table:table-cell office:value-type="float" office:value="31" table:style-name="ce16">
            <text:p>31</text:p>
          </table:table-cell>
          <table:table-cell office:value-type="float" office:value="31" table:style-name="ce16">
            <text:p>31</text:p>
          </table:table-cell>
          <table:table-cell office:value-type="float" office:value="583" table:style-name="ce16">
            <text:p>583</text:p>
          </table:table-cell>
          <table:table-cell office:value-type="float" office:value="582" table:style-name="ce16">
            <text:p>582</text:p>
          </table:table-cell>
          <table:table-cell office:value-type="float" office:value="65078" table:style-name="ce16">
            <text:p>65078</text:p>
          </table:table-cell>
          <table:table-cell office:value-type="float" office:value="150644" table:style-name="ce16">
            <text:p>150644</text:p>
          </table:table-cell>
          <table:table-cell office:value-type="float" office:value="71686" table:style-name="ce16">
            <text:p>71686</text:p>
          </table:table-cell>
          <table:table-cell office:value-type="float" office:value="78958" table:style-name="ce16">
            <text:p>78958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大同區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524" table:style-name="ce16">
            <text:p>524</text:p>
          </table:table-cell>
          <table:table-cell office:value-type="float" office:value="521" table:style-name="ce16">
            <text:p>521</text:p>
          </table:table-cell>
          <table:table-cell office:value-type="float" office:value="52142" table:style-name="ce16">
            <text:p>52142</text:p>
          </table:table-cell>
          <table:table-cell office:value-type="float" office:value="120772" table:style-name="ce16">
            <text:p>120772</text:p>
          </table:table-cell>
          <table:table-cell office:value-type="float" office:value="58470" table:style-name="ce16">
            <text:p>58470</text:p>
          </table:table-cell>
          <table:table-cell office:value-type="float" office:value="62302" table:style-name="ce16">
            <text:p>62302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萬華區</text:p>
          </table:table-cell>
          <table:table-cell office:value-type="float" office:value="36" table:style-name="ce16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722" table:style-name="ce16">
            <text:p>722</text:p>
          </table:table-cell>
          <table:table-cell office:value-type="float" office:value="722" table:style-name="ce16">
            <text:p>722</text:p>
          </table:table-cell>
          <table:table-cell office:value-type="float" office:value="78557" table:style-name="ce16">
            <text:p>78557</text:p>
          </table:table-cell>
          <table:table-cell office:value-type="float" office:value="176617" table:style-name="ce16">
            <text:p>176617</text:p>
          </table:table-cell>
          <table:table-cell office:value-type="float" office:value="86367" table:style-name="ce16">
            <text:p>86367</text:p>
          </table:table-cell>
          <table:table-cell office:value-type="float" office:value="90250" table:style-name="ce16">
            <text:p>9025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文山區</text:p>
          </table:table-cell>
          <table:table-cell office:value-type="float" office:value="43" table:style-name="ce16">
            <text:p>43</text:p>
          </table:table-cell>
          <table:table-cell office:value-type="float" office:value="43" table:style-name="ce16">
            <text:p>43</text:p>
          </table:table-cell>
          <table:table-cell office:value-type="float" office:value="1005" table:style-name="ce16">
            <text:p>1005</text:p>
          </table:table-cell>
          <table:table-cell office:value-type="float" office:value="1002" table:style-name="ce16">
            <text:p>1002</text:p>
          </table:table-cell>
          <table:table-cell office:value-type="float" office:value="107244" table:style-name="ce16">
            <text:p>107244</text:p>
          </table:table-cell>
          <table:table-cell office:value-type="float" office:value="261576" table:style-name="ce16">
            <text:p>261576</text:p>
          </table:table-cell>
          <table:table-cell office:value-type="float" office:value="124961" table:style-name="ce16">
            <text:p>124961</text:p>
          </table:table-cell>
          <table:table-cell office:value-type="float" office:value="136615" table:style-name="ce16">
            <text:p>136615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南港區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456" table:style-name="ce16">
            <text:p>456</text:p>
          </table:table-cell>
          <table:table-cell office:value-type="float" office:value="456" table:style-name="ce16">
            <text:p>456</text:p>
          </table:table-cell>
          <table:table-cell office:value-type="float" office:value="47800" table:style-name="ce16">
            <text:p>47800</text:p>
          </table:table-cell>
          <table:table-cell office:value-type="float" office:value="115780" table:style-name="ce16">
            <text:p>115780</text:p>
          </table:table-cell>
          <table:table-cell office:value-type="float" office:value="56400" table:style-name="ce16">
            <text:p>56400</text:p>
          </table:table-cell>
          <table:table-cell office:value-type="float" office:value="59380" table:style-name="ce16">
            <text:p>5938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內湖區</text:p>
          </table:table-cell>
          <table:table-cell office:value-type="float" office:value="39" table:style-name="ce16">
            <text:p>39</text:p>
          </table:table-cell>
          <table:table-cell office:value-type="float" office:value="39" table:style-name="ce16">
            <text:p>39</text:p>
          </table:table-cell>
          <table:table-cell office:value-type="float" office:value="916" table:style-name="ce16">
            <text:p>916</text:p>
          </table:table-cell>
          <table:table-cell office:value-type="float" office:value="916" table:style-name="ce16">
            <text:p>916</text:p>
          </table:table-cell>
          <table:table-cell office:value-type="float" office:value="109939" table:style-name="ce16">
            <text:p>109939</text:p>
          </table:table-cell>
          <table:table-cell office:value-type="float" office:value="276707" table:style-name="ce16">
            <text:p>276707</text:p>
          </table:table-cell>
          <table:table-cell office:value-type="float" office:value="131882" table:style-name="ce16">
            <text:p>131882</text:p>
          </table:table-cell>
          <table:table-cell office:value-type="float" office:value="144825" table:style-name="ce16">
            <text:p>144825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士林區</text:p>
          </table:table-cell>
          <table:table-cell office:value-type="float" office:value="51" table:style-name="ce16">
            <text:p>51</text:p>
          </table:table-cell>
          <table:table-cell office:value-type="float" office:value="51" table:style-name="ce16">
            <text:p>51</text:p>
          </table:table-cell>
          <table:table-cell office:value-type="float" office:value="996" table:style-name="ce16">
            <text:p>996</text:p>
          </table:table-cell>
          <table:table-cell office:value-type="float" office:value="995" table:style-name="ce16">
            <text:p>995</text:p>
          </table:table-cell>
          <table:table-cell office:value-type="float" office:value="107169" table:style-name="ce16">
            <text:p>107169</text:p>
          </table:table-cell>
          <table:table-cell office:value-type="float" office:value="269682" table:style-name="ce16">
            <text:p>269682</text:p>
          </table:table-cell>
          <table:table-cell office:value-type="float" office:value="129968" table:style-name="ce16">
            <text:p>129968</text:p>
          </table:table-cell>
          <table:table-cell office:value-type="float" office:value="139714" table:style-name="ce16">
            <text:p>139714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北投區</text:p>
          </table:table-cell>
          <table:table-cell office:value-type="float" office:value="42" table:style-name="ce16">
            <text:p>42</text:p>
          </table:table-cell>
          <table:table-cell office:value-type="float" office:value="42" table:style-name="ce16">
            <text:p>42</text:p>
          </table:table-cell>
          <table:table-cell office:value-type="float" office:value="823" table:style-name="ce16">
            <text:p>823</text:p>
          </table:table-cell>
          <table:table-cell office:value-type="float" office:value="821" table:style-name="ce16">
            <text:p>821</text:p>
          </table:table-cell>
          <table:table-cell office:value-type="float" office:value="97932" table:style-name="ce16">
            <text:p>97932</text:p>
          </table:table-cell>
          <table:table-cell office:value-type="float" office:value="244750" table:style-name="ce16">
            <text:p>244750</text:p>
          </table:table-cell>
          <table:table-cell office:value-type="float" office:value="117470" table:style-name="ce16">
            <text:p>117470</text:p>
          </table:table-cell>
          <table:table-cell office:value-type="float" office:value="127280" table:style-name="ce16">
            <text:p>127280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貴因 楊</meta:initial-creator>
    <dc:creator>貴因 楊</dc:creator>
    <meta:creation-date>2021-02-01T09:17:05Z</meta:creation-date>
    <dc:date>2022-01-03T01:59:00Z</dc:date>
  </office:meta>
</office:document-meta>
</file>